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oots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6.5" calcext:value-type="float">
            <text:p>86.5</text:p>
          </table:table-cell>
          <table:table-cell office:value-type="float" office:value="94.9375" calcext:value-type="float">
            <text:p>94.93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-0.03*([.$A4]-[.B$3])*([.$A4]-[.C$3])" office:value-type="float" office:value="-72" calcext:value-type="float">
            <text:p>-72</text:p>
          </table:table-cell>
          <table:table-cell table:formula="of:=-0.03*([.$A4]-[.C$3])*([.$A4]-[.D$3])" office:value-type="float" office:value="-135" calcext:value-type="float">
            <text:p>-135</text:p>
          </table:table-cell>
          <table:table-cell table:formula="of:=-0.03*([.$A4]-[.D$3])*([.$A4]-[.E$3])" office:value-type="float" office:value="-194.625" calcext:value-type="float">
            <text:p>-194.625</text:p>
          </table:table-cell>
          <table:table-cell table:formula="of:=-0.03*([.$A4]-[.E$3])*([.$A4]-[.F$3])" office:value-type="float" office:value="-246.3628125" calcext:value-type="float">
            <text:p>-246.3628125</text:p>
          </table:table-cell>
          <table:table-cell table:formula="of:=-0.03*([.$A4]-[.F$3])*([.$A4]-[.G$3])" office:value-type="float" office:value="-284.8125" calcext:value-type="float">
            <text:p>-284.8125</text:p>
          </table:table-cell>
          <table:table-cell/>
          <table:table-cell table:formula="of:=MAX([.B4:.F4])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0.03*([.$A5]-[.B$3])*([.$A5]-[.C$3])" office:value-type="float" office:value="-69.03" calcext:value-type="float">
            <text:p>-69.03</text:p>
          </table:table-cell>
          <table:table-cell table:formula="of:=-0.03*([.$A5]-[.C$3])*([.$A5]-[.D$3])" office:value-type="float" office:value="-130.98" calcext:value-type="float">
            <text:p>-130.98</text:p>
          </table:table-cell>
          <table:table-cell table:formula="of:=-0.03*([.$A5]-[.D$3])*([.$A5]-[.E$3])" office:value-type="float" office:value="-189.81" calcext:value-type="float">
            <text:p>-189.81</text:p>
          </table:table-cell>
          <table:table-cell table:formula="of:=-0.03*([.$A5]-[.E$3])*([.$A5]-[.F$3])" office:value-type="float" office:value="-240.9496875" calcext:value-type="float">
            <text:p>-240.9496875</text:p>
          </table:table-cell>
          <table:table-cell table:formula="of:=-0.03*([.$A5]-[.F$3])*([.$A5]-[.G$3])" office:value-type="float" office:value="-278.994375" calcext:value-type="float">
            <text:p>-278.994375</text:p>
          </table:table-cell>
          <table:table-cell/>
          <table:table-cell table:formula="of:=MAX([.B5:.F5])" office:value-type="float" office:value="-69.03" calcext:value-type="float">
            <text:p>-69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0.03*([.$A6]-[.B$3])*([.$A6]-[.C$3])" office:value-type="float" office:value="-66.12" calcext:value-type="float">
            <text:p>-66.12</text:p>
          </table:table-cell>
          <table:table-cell table:formula="of:=-0.03*([.$A6]-[.C$3])*([.$A6]-[.D$3])" office:value-type="float" office:value="-127.02" calcext:value-type="float">
            <text:p>-127.02</text:p>
          </table:table-cell>
          <table:table-cell table:formula="of:=-0.03*([.$A6]-[.D$3])*([.$A6]-[.E$3])" office:value-type="float" office:value="-185.055" calcext:value-type="float">
            <text:p>-185.055</text:p>
          </table:table-cell>
          <table:table-cell table:formula="of:=-0.03*([.$A6]-[.E$3])*([.$A6]-[.F$3])" office:value-type="float" office:value="-235.5965625" calcext:value-type="float">
            <text:p>-235.5965625</text:p>
          </table:table-cell>
          <table:table-cell table:formula="of:=-0.03*([.$A6]-[.F$3])*([.$A6]-[.G$3])" office:value-type="float" office:value="-273.23625" calcext:value-type="float">
            <text:p>-273.23625</text:p>
          </table:table-cell>
          <table:table-cell/>
          <table:table-cell table:formula="of:=MAX([.B6:.F6])" office:value-type="float" office:value="-66.12" calcext:value-type="float">
            <text:p>-66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0.03*([.$A7]-[.B$3])*([.$A7]-[.C$3])" office:value-type="float" office:value="-63.27" calcext:value-type="float">
            <text:p>-63.27</text:p>
          </table:table-cell>
          <table:table-cell table:formula="of:=-0.03*([.$A7]-[.C$3])*([.$A7]-[.D$3])" office:value-type="float" office:value="-123.12" calcext:value-type="float">
            <text:p>-123.12</text:p>
          </table:table-cell>
          <table:table-cell table:formula="of:=-0.03*([.$A7]-[.D$3])*([.$A7]-[.E$3])" office:value-type="float" office:value="-180.36" calcext:value-type="float">
            <text:p>-180.36</text:p>
          </table:table-cell>
          <table:table-cell table:formula="of:=-0.03*([.$A7]-[.E$3])*([.$A7]-[.F$3])" office:value-type="float" office:value="-230.3034375" calcext:value-type="float">
            <text:p>-230.3034375</text:p>
          </table:table-cell>
          <table:table-cell table:formula="of:=-0.03*([.$A7]-[.F$3])*([.$A7]-[.G$3])" office:value-type="float" office:value="-267.538125" calcext:value-type="float">
            <text:p>-267.538125</text:p>
          </table:table-cell>
          <table:table-cell/>
          <table:table-cell table:formula="of:=MAX([.B7:.F7])" office:value-type="float" office:value="-63.27" calcext:value-type="float">
            <text:p>-63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0.03*([.$A8]-[.B$3])*([.$A8]-[.C$3])" office:value-type="float" office:value="-60.48" calcext:value-type="float">
            <text:p>-60.48</text:p>
          </table:table-cell>
          <table:table-cell table:formula="of:=-0.03*([.$A8]-[.C$3])*([.$A8]-[.D$3])" office:value-type="float" office:value="-119.28" calcext:value-type="float">
            <text:p>-119.28</text:p>
          </table:table-cell>
          <table:table-cell table:formula="of:=-0.03*([.$A8]-[.D$3])*([.$A8]-[.E$3])" office:value-type="float" office:value="-175.725" calcext:value-type="float">
            <text:p>-175.725</text:p>
          </table:table-cell>
          <table:table-cell table:formula="of:=-0.03*([.$A8]-[.E$3])*([.$A8]-[.F$3])" office:value-type="float" office:value="-225.0703125" calcext:value-type="float">
            <text:p>-225.0703125</text:p>
          </table:table-cell>
          <table:table-cell table:formula="of:=-0.03*([.$A8]-[.F$3])*([.$A8]-[.G$3])" office:value-type="float" office:value="-261.9" calcext:value-type="float">
            <text:p>-261.9</text:p>
          </table:table-cell>
          <table:table-cell/>
          <table:table-cell table:formula="of:=MAX([.B8:.F8])" office:value-type="float" office:value="-60.48" calcext:value-type="float">
            <text:p>-6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0.03*([.$A9]-[.B$3])*([.$A9]-[.C$3])" office:value-type="float" office:value="-57.75" calcext:value-type="float">
            <text:p>-57.75</text:p>
          </table:table-cell>
          <table:table-cell table:formula="of:=-0.03*([.$A9]-[.C$3])*([.$A9]-[.D$3])" office:value-type="float" office:value="-115.5" calcext:value-type="float">
            <text:p>-115.5</text:p>
          </table:table-cell>
          <table:table-cell table:formula="of:=-0.03*([.$A9]-[.D$3])*([.$A9]-[.E$3])" office:value-type="float" office:value="-171.15" calcext:value-type="float">
            <text:p>-171.15</text:p>
          </table:table-cell>
          <table:table-cell table:formula="of:=-0.03*([.$A9]-[.E$3])*([.$A9]-[.F$3])" office:value-type="float" office:value="-219.8971875" calcext:value-type="float">
            <text:p>-219.8971875</text:p>
          </table:table-cell>
          <table:table-cell table:formula="of:=-0.03*([.$A9]-[.F$3])*([.$A9]-[.G$3])" office:value-type="float" office:value="-256.321875" calcext:value-type="float">
            <text:p>-256.321875</text:p>
          </table:table-cell>
          <table:table-cell/>
          <table:table-cell table:formula="of:=MAX([.B9:.F9])" office:value-type="float" office:value="-57.75" calcext:value-type="float">
            <text:p>-57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0.03*([.$A10]-[.B$3])*([.$A10]-[.C$3])" office:value-type="float" office:value="-55.08" calcext:value-type="float">
            <text:p>-55.08</text:p>
          </table:table-cell>
          <table:table-cell table:formula="of:=-0.03*([.$A10]-[.C$3])*([.$A10]-[.D$3])" office:value-type="float" office:value="-111.78" calcext:value-type="float">
            <text:p>-111.78</text:p>
          </table:table-cell>
          <table:table-cell table:formula="of:=-0.03*([.$A10]-[.D$3])*([.$A10]-[.E$3])" office:value-type="float" office:value="-166.635" calcext:value-type="float">
            <text:p>-166.635</text:p>
          </table:table-cell>
          <table:table-cell table:formula="of:=-0.03*([.$A10]-[.E$3])*([.$A10]-[.F$3])" office:value-type="float" office:value="-214.7840625" calcext:value-type="float">
            <text:p>-214.7840625</text:p>
          </table:table-cell>
          <table:table-cell table:formula="of:=-0.03*([.$A10]-[.F$3])*([.$A10]-[.G$3])" office:value-type="float" office:value="-250.80375" calcext:value-type="float">
            <text:p>-250.80375</text:p>
          </table:table-cell>
          <table:table-cell/>
          <table:table-cell table:formula="of:=MAX([.B10:.F10])" office:value-type="float" office:value="-55.08" calcext:value-type="float">
            <text:p>-55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0.03*([.$A11]-[.B$3])*([.$A11]-[.C$3])" office:value-type="float" office:value="-52.47" calcext:value-type="float">
            <text:p>-52.47</text:p>
          </table:table-cell>
          <table:table-cell table:formula="of:=-0.03*([.$A11]-[.C$3])*([.$A11]-[.D$3])" office:value-type="float" office:value="-108.12" calcext:value-type="float">
            <text:p>-108.12</text:p>
          </table:table-cell>
          <table:table-cell table:formula="of:=-0.03*([.$A11]-[.D$3])*([.$A11]-[.E$3])" office:value-type="float" office:value="-162.18" calcext:value-type="float">
            <text:p>-162.18</text:p>
          </table:table-cell>
          <table:table-cell table:formula="of:=-0.03*([.$A11]-[.E$3])*([.$A11]-[.F$3])" office:value-type="float" office:value="-209.7309375" calcext:value-type="float">
            <text:p>-209.7309375</text:p>
          </table:table-cell>
          <table:table-cell table:formula="of:=-0.03*([.$A11]-[.F$3])*([.$A11]-[.G$3])" office:value-type="float" office:value="-245.345625" calcext:value-type="float">
            <text:p>-245.345625</text:p>
          </table:table-cell>
          <table:table-cell/>
          <table:table-cell table:formula="of:=MAX([.B11:.F11])" office:value-type="float" office:value="-52.47" calcext:value-type="float">
            <text:p>-52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0.03*([.$A12]-[.B$3])*([.$A12]-[.C$3])" office:value-type="float" office:value="-49.92" calcext:value-type="float">
            <text:p>-49.92</text:p>
          </table:table-cell>
          <table:table-cell table:formula="of:=-0.03*([.$A12]-[.C$3])*([.$A12]-[.D$3])" office:value-type="float" office:value="-104.52" calcext:value-type="float">
            <text:p>-104.52</text:p>
          </table:table-cell>
          <table:table-cell table:formula="of:=-0.03*([.$A12]-[.D$3])*([.$A12]-[.E$3])" office:value-type="float" office:value="-157.785" calcext:value-type="float">
            <text:p>-157.785</text:p>
          </table:table-cell>
          <table:table-cell table:formula="of:=-0.03*([.$A12]-[.E$3])*([.$A12]-[.F$3])" office:value-type="float" office:value="-204.7378125" calcext:value-type="float">
            <text:p>-204.7378125</text:p>
          </table:table-cell>
          <table:table-cell table:formula="of:=-0.03*([.$A12]-[.F$3])*([.$A12]-[.G$3])" office:value-type="float" office:value="-239.9475" calcext:value-type="float">
            <text:p>-239.9475</text:p>
          </table:table-cell>
          <table:table-cell/>
          <table:table-cell table:formula="of:=MAX([.B12:.F12])" office:value-type="float" office:value="-49.92" calcext:value-type="float">
            <text:p>-49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0.03*([.$A13]-[.B$3])*([.$A13]-[.C$3])" office:value-type="float" office:value="-47.43" calcext:value-type="float">
            <text:p>-47.43</text:p>
          </table:table-cell>
          <table:table-cell table:formula="of:=-0.03*([.$A13]-[.C$3])*([.$A13]-[.D$3])" office:value-type="float" office:value="-100.98" calcext:value-type="float">
            <text:p>-100.98</text:p>
          </table:table-cell>
          <table:table-cell table:formula="of:=-0.03*([.$A13]-[.D$3])*([.$A13]-[.E$3])" office:value-type="float" office:value="-153.45" calcext:value-type="float">
            <text:p>-153.45</text:p>
          </table:table-cell>
          <table:table-cell table:formula="of:=-0.03*([.$A13]-[.E$3])*([.$A13]-[.F$3])" office:value-type="float" office:value="-199.8046875" calcext:value-type="float">
            <text:p>-199.8046875</text:p>
          </table:table-cell>
          <table:table-cell table:formula="of:=-0.03*([.$A13]-[.F$3])*([.$A13]-[.G$3])" office:value-type="float" office:value="-234.609375" calcext:value-type="float">
            <text:p>-234.609375</text:p>
          </table:table-cell>
          <table:table-cell/>
          <table:table-cell table:formula="of:=MAX([.B13:.F13])" office:value-type="float" office:value="-47.43" calcext:value-type="float">
            <text:p>-47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0.03*([.$A14]-[.B$3])*([.$A14]-[.C$3])" office:value-type="float" office:value="-45" calcext:value-type="float">
            <text:p>-45</text:p>
          </table:table-cell>
          <table:table-cell table:formula="of:=-0.03*([.$A14]-[.C$3])*([.$A14]-[.D$3])" office:value-type="float" office:value="-97.5" calcext:value-type="float">
            <text:p>-97.5</text:p>
          </table:table-cell>
          <table:table-cell table:formula="of:=-0.03*([.$A14]-[.D$3])*([.$A14]-[.E$3])" office:value-type="float" office:value="-149.175" calcext:value-type="float">
            <text:p>-149.175</text:p>
          </table:table-cell>
          <table:table-cell table:formula="of:=-0.03*([.$A14]-[.E$3])*([.$A14]-[.F$3])" office:value-type="float" office:value="-194.9315625" calcext:value-type="float">
            <text:p>-194.9315625</text:p>
          </table:table-cell>
          <table:table-cell table:formula="of:=-0.03*([.$A14]-[.F$3])*([.$A14]-[.G$3])" office:value-type="float" office:value="-229.33125" calcext:value-type="float">
            <text:p>-229.33125</text:p>
          </table:table-cell>
          <table:table-cell/>
          <table:table-cell table:formula="of:=MAX([.B14:.F14]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0.03*([.$A15]-[.B$3])*([.$A15]-[.C$3])" office:value-type="float" office:value="-42.63" calcext:value-type="float">
            <text:p>-42.63</text:p>
          </table:table-cell>
          <table:table-cell table:formula="of:=-0.03*([.$A15]-[.C$3])*([.$A15]-[.D$3])" office:value-type="float" office:value="-94.08" calcext:value-type="float">
            <text:p>-94.08</text:p>
          </table:table-cell>
          <table:table-cell table:formula="of:=-0.03*([.$A15]-[.D$3])*([.$A15]-[.E$3])" office:value-type="float" office:value="-144.96" calcext:value-type="float">
            <text:p>-144.96</text:p>
          </table:table-cell>
          <table:table-cell table:formula="of:=-0.03*([.$A15]-[.E$3])*([.$A15]-[.F$3])" office:value-type="float" office:value="-190.1184375" calcext:value-type="float">
            <text:p>-190.1184375</text:p>
          </table:table-cell>
          <table:table-cell table:formula="of:=-0.03*([.$A15]-[.F$3])*([.$A15]-[.G$3])" office:value-type="float" office:value="-224.113125" calcext:value-type="float">
            <text:p>-224.113125</text:p>
          </table:table-cell>
          <table:table-cell/>
          <table:table-cell table:formula="of:=MAX([.B15:.F15])" office:value-type="float" office:value="-42.63" calcext:value-type="float">
            <text:p>-42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0.03*([.$A16]-[.B$3])*([.$A16]-[.C$3])" office:value-type="float" office:value="-40.32" calcext:value-type="float">
            <text:p>-40.32</text:p>
          </table:table-cell>
          <table:table-cell table:formula="of:=-0.03*([.$A16]-[.C$3])*([.$A16]-[.D$3])" office:value-type="float" office:value="-90.72" calcext:value-type="float">
            <text:p>-90.72</text:p>
          </table:table-cell>
          <table:table-cell table:formula="of:=-0.03*([.$A16]-[.D$3])*([.$A16]-[.E$3])" office:value-type="float" office:value="-140.805" calcext:value-type="float">
            <text:p>-140.805</text:p>
          </table:table-cell>
          <table:table-cell table:formula="of:=-0.03*([.$A16]-[.E$3])*([.$A16]-[.F$3])" office:value-type="float" office:value="-185.3653125" calcext:value-type="float">
            <text:p>-185.3653125</text:p>
          </table:table-cell>
          <table:table-cell table:formula="of:=-0.03*([.$A16]-[.F$3])*([.$A16]-[.G$3])" office:value-type="float" office:value="-218.955" calcext:value-type="float">
            <text:p>-218.955</text:p>
          </table:table-cell>
          <table:table-cell/>
          <table:table-cell table:formula="of:=MAX([.B16:.F16])" office:value-type="float" office:value="-40.32" calcext:value-type="float">
            <text:p>-40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0.03*([.$A17]-[.B$3])*([.$A17]-[.C$3])" office:value-type="float" office:value="-38.07" calcext:value-type="float">
            <text:p>-38.07</text:p>
          </table:table-cell>
          <table:table-cell table:formula="of:=-0.03*([.$A17]-[.C$3])*([.$A17]-[.D$3])" office:value-type="float" office:value="-87.42" calcext:value-type="float">
            <text:p>-87.42</text:p>
          </table:table-cell>
          <table:table-cell table:formula="of:=-0.03*([.$A17]-[.D$3])*([.$A17]-[.E$3])" office:value-type="float" office:value="-136.71" calcext:value-type="float">
            <text:p>-136.71</text:p>
          </table:table-cell>
          <table:table-cell table:formula="of:=-0.03*([.$A17]-[.E$3])*([.$A17]-[.F$3])" office:value-type="float" office:value="-180.6721875" calcext:value-type="float">
            <text:p>-180.6721875</text:p>
          </table:table-cell>
          <table:table-cell table:formula="of:=-0.03*([.$A17]-[.F$3])*([.$A17]-[.G$3])" office:value-type="float" office:value="-213.856875" calcext:value-type="float">
            <text:p>-213.856875</text:p>
          </table:table-cell>
          <table:table-cell/>
          <table:table-cell table:formula="of:=MAX([.B17:.F17])" office:value-type="float" office:value="-38.07" calcext:value-type="float">
            <text:p>-38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0.03*([.$A18]-[.B$3])*([.$A18]-[.C$3])" office:value-type="float" office:value="-35.88" calcext:value-type="float">
            <text:p>-35.88</text:p>
          </table:table-cell>
          <table:table-cell table:formula="of:=-0.03*([.$A18]-[.C$3])*([.$A18]-[.D$3])" office:value-type="float" office:value="-84.18" calcext:value-type="float">
            <text:p>-84.18</text:p>
          </table:table-cell>
          <table:table-cell table:formula="of:=-0.03*([.$A18]-[.D$3])*([.$A18]-[.E$3])" office:value-type="float" office:value="-132.675" calcext:value-type="float">
            <text:p>-132.675</text:p>
          </table:table-cell>
          <table:table-cell table:formula="of:=-0.03*([.$A18]-[.E$3])*([.$A18]-[.F$3])" office:value-type="float" office:value="-176.0390625" calcext:value-type="float">
            <text:p>-176.0390625</text:p>
          </table:table-cell>
          <table:table-cell table:formula="of:=-0.03*([.$A18]-[.F$3])*([.$A18]-[.G$3])" office:value-type="float" office:value="-208.81875" calcext:value-type="float">
            <text:p>-208.81875</text:p>
          </table:table-cell>
          <table:table-cell/>
          <table:table-cell table:formula="of:=MAX([.B18:.F18])" office:value-type="float" office:value="-35.88" calcext:value-type="float">
            <text:p>-35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0.03*([.$A19]-[.B$3])*([.$A19]-[.C$3])" office:value-type="float" office:value="-33.75" calcext:value-type="float">
            <text:p>-33.75</text:p>
          </table:table-cell>
          <table:table-cell table:formula="of:=-0.03*([.$A19]-[.C$3])*([.$A19]-[.D$3])" office:value-type="float" office:value="-81" calcext:value-type="float">
            <text:p>-81</text:p>
          </table:table-cell>
          <table:table-cell table:formula="of:=-0.03*([.$A19]-[.D$3])*([.$A19]-[.E$3])" office:value-type="float" office:value="-128.7" calcext:value-type="float">
            <text:p>-128.7</text:p>
          </table:table-cell>
          <table:table-cell table:formula="of:=-0.03*([.$A19]-[.E$3])*([.$A19]-[.F$3])" office:value-type="float" office:value="-171.4659375" calcext:value-type="float">
            <text:p>-171.4659375</text:p>
          </table:table-cell>
          <table:table-cell table:formula="of:=-0.03*([.$A19]-[.F$3])*([.$A19]-[.G$3])" office:value-type="float" office:value="-203.840625" calcext:value-type="float">
            <text:p>-203.840625</text:p>
          </table:table-cell>
          <table:table-cell/>
          <table:table-cell table:formula="of:=MAX([.B19:.F19])" office:value-type="float" office:value="-33.75" calcext:value-type="float">
            <text:p>-33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0.03*([.$A20]-[.B$3])*([.$A20]-[.C$3])" office:value-type="float" office:value="-31.68" calcext:value-type="float">
            <text:p>-31.68</text:p>
          </table:table-cell>
          <table:table-cell table:formula="of:=-0.03*([.$A20]-[.C$3])*([.$A20]-[.D$3])" office:value-type="float" office:value="-77.88" calcext:value-type="float">
            <text:p>-77.88</text:p>
          </table:table-cell>
          <table:table-cell table:formula="of:=-0.03*([.$A20]-[.D$3])*([.$A20]-[.E$3])" office:value-type="float" office:value="-124.785" calcext:value-type="float">
            <text:p>-124.785</text:p>
          </table:table-cell>
          <table:table-cell table:formula="of:=-0.03*([.$A20]-[.E$3])*([.$A20]-[.F$3])" office:value-type="float" office:value="-166.9528125" calcext:value-type="float">
            <text:p>-166.9528125</text:p>
          </table:table-cell>
          <table:table-cell table:formula="of:=-0.03*([.$A20]-[.F$3])*([.$A20]-[.G$3])" office:value-type="float" office:value="-198.9225" calcext:value-type="float">
            <text:p>-198.9225</text:p>
          </table:table-cell>
          <table:table-cell/>
          <table:table-cell table:formula="of:=MAX([.B20:.F20])" office:value-type="float" office:value="-31.68" calcext:value-type="float">
            <text:p>-31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0.03*([.$A21]-[.B$3])*([.$A21]-[.C$3])" office:value-type="float" office:value="-29.67" calcext:value-type="float">
            <text:p>-29.67</text:p>
          </table:table-cell>
          <table:table-cell table:formula="of:=-0.03*([.$A21]-[.C$3])*([.$A21]-[.D$3])" office:value-type="float" office:value="-74.82" calcext:value-type="float">
            <text:p>-74.82</text:p>
          </table:table-cell>
          <table:table-cell table:formula="of:=-0.03*([.$A21]-[.D$3])*([.$A21]-[.E$3])" office:value-type="float" office:value="-120.93" calcext:value-type="float">
            <text:p>-120.93</text:p>
          </table:table-cell>
          <table:table-cell table:formula="of:=-0.03*([.$A21]-[.E$3])*([.$A21]-[.F$3])" office:value-type="float" office:value="-162.4996875" calcext:value-type="float">
            <text:p>-162.4996875</text:p>
          </table:table-cell>
          <table:table-cell table:formula="of:=-0.03*([.$A21]-[.F$3])*([.$A21]-[.G$3])" office:value-type="float" office:value="-194.064375" calcext:value-type="float">
            <text:p>-194.064375</text:p>
          </table:table-cell>
          <table:table-cell/>
          <table:table-cell table:formula="of:=MAX([.B21:.F21])" office:value-type="float" office:value="-29.67" calcext:value-type="float">
            <text:p>-29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0.03*([.$A22]-[.B$3])*([.$A22]-[.C$3])" office:value-type="float" office:value="-27.72" calcext:value-type="float">
            <text:p>-27.72</text:p>
          </table:table-cell>
          <table:table-cell table:formula="of:=-0.03*([.$A22]-[.C$3])*([.$A22]-[.D$3])" office:value-type="float" office:value="-71.82" calcext:value-type="float">
            <text:p>-71.82</text:p>
          </table:table-cell>
          <table:table-cell table:formula="of:=-0.03*([.$A22]-[.D$3])*([.$A22]-[.E$3])" office:value-type="float" office:value="-117.135" calcext:value-type="float">
            <text:p>-117.135</text:p>
          </table:table-cell>
          <table:table-cell table:formula="of:=-0.03*([.$A22]-[.E$3])*([.$A22]-[.F$3])" office:value-type="float" office:value="-158.1065625" calcext:value-type="float">
            <text:p>-158.1065625</text:p>
          </table:table-cell>
          <table:table-cell table:formula="of:=-0.03*([.$A22]-[.F$3])*([.$A22]-[.G$3])" office:value-type="float" office:value="-189.26625" calcext:value-type="float">
            <text:p>-189.26625</text:p>
          </table:table-cell>
          <table:table-cell/>
          <table:table-cell table:formula="of:=MAX([.B22:.F22])" office:value-type="float" office:value="-27.72" calcext:value-type="float">
            <text:p>-27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0.03*([.$A23]-[.B$3])*([.$A23]-[.C$3])" office:value-type="float" office:value="-25.83" calcext:value-type="float">
            <text:p>-25.83</text:p>
          </table:table-cell>
          <table:table-cell table:formula="of:=-0.03*([.$A23]-[.C$3])*([.$A23]-[.D$3])" office:value-type="float" office:value="-68.88" calcext:value-type="float">
            <text:p>-68.88</text:p>
          </table:table-cell>
          <table:table-cell table:formula="of:=-0.03*([.$A23]-[.D$3])*([.$A23]-[.E$3])" office:value-type="float" office:value="-113.4" calcext:value-type="float">
            <text:p>-113.4</text:p>
          </table:table-cell>
          <table:table-cell table:formula="of:=-0.03*([.$A23]-[.E$3])*([.$A23]-[.F$3])" office:value-type="float" office:value="-153.7734375" calcext:value-type="float">
            <text:p>-153.7734375</text:p>
          </table:table-cell>
          <table:table-cell table:formula="of:=-0.03*([.$A23]-[.F$3])*([.$A23]-[.G$3])" office:value-type="float" office:value="-184.528125" calcext:value-type="float">
            <text:p>-184.528125</text:p>
          </table:table-cell>
          <table:table-cell/>
          <table:table-cell table:formula="of:=MAX([.B23:.F23])" office:value-type="float" office:value="-25.83" calcext:value-type="float">
            <text:p>-25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0.03*([.$A24]-[.B$3])*([.$A24]-[.C$3])" office:value-type="float" office:value="-24" calcext:value-type="float">
            <text:p>-24</text:p>
          </table:table-cell>
          <table:table-cell table:formula="of:=-0.03*([.$A24]-[.C$3])*([.$A24]-[.D$3])" office:value-type="float" office:value="-66" calcext:value-type="float">
            <text:p>-66</text:p>
          </table:table-cell>
          <table:table-cell table:formula="of:=-0.03*([.$A24]-[.D$3])*([.$A24]-[.E$3])" office:value-type="float" office:value="-109.725" calcext:value-type="float">
            <text:p>-109.725</text:p>
          </table:table-cell>
          <table:table-cell table:formula="of:=-0.03*([.$A24]-[.E$3])*([.$A24]-[.F$3])" office:value-type="float" office:value="-149.5003125" calcext:value-type="float">
            <text:p>-149.5003125</text:p>
          </table:table-cell>
          <table:table-cell table:formula="of:=-0.03*([.$A24]-[.F$3])*([.$A24]-[.G$3])" office:value-type="float" office:value="-179.85" calcext:value-type="float">
            <text:p>-179.85</text:p>
          </table:table-cell>
          <table:table-cell/>
          <table:table-cell table:formula="of:=MAX([.B24:.F24]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0.03*([.$A25]-[.B$3])*([.$A25]-[.C$3])" office:value-type="float" office:value="-22.23" calcext:value-type="float">
            <text:p>-22.23</text:p>
          </table:table-cell>
          <table:table-cell table:formula="of:=-0.03*([.$A25]-[.C$3])*([.$A25]-[.D$3])" office:value-type="float" office:value="-63.18" calcext:value-type="float">
            <text:p>-63.18</text:p>
          </table:table-cell>
          <table:table-cell table:formula="of:=-0.03*([.$A25]-[.D$3])*([.$A25]-[.E$3])" office:value-type="float" office:value="-106.11" calcext:value-type="float">
            <text:p>-106.11</text:p>
          </table:table-cell>
          <table:table-cell table:formula="of:=-0.03*([.$A25]-[.E$3])*([.$A25]-[.F$3])" office:value-type="float" office:value="-145.2871875" calcext:value-type="float">
            <text:p>-145.2871875</text:p>
          </table:table-cell>
          <table:table-cell table:formula="of:=-0.03*([.$A25]-[.F$3])*([.$A25]-[.G$3])" office:value-type="float" office:value="-175.231875" calcext:value-type="float">
            <text:p>-175.231875</text:p>
          </table:table-cell>
          <table:table-cell/>
          <table:table-cell table:formula="of:=MAX([.B25:.F25])" office:value-type="float" office:value="-22.23" calcext:value-type="float">
            <text:p>-22.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0.03*([.$A26]-[.B$3])*([.$A26]-[.C$3])" office:value-type="float" office:value="-20.52" calcext:value-type="float">
            <text:p>-20.52</text:p>
          </table:table-cell>
          <table:table-cell table:formula="of:=-0.03*([.$A26]-[.C$3])*([.$A26]-[.D$3])" office:value-type="float" office:value="-60.42" calcext:value-type="float">
            <text:p>-60.42</text:p>
          </table:table-cell>
          <table:table-cell table:formula="of:=-0.03*([.$A26]-[.D$3])*([.$A26]-[.E$3])" office:value-type="float" office:value="-102.555" calcext:value-type="float">
            <text:p>-102.555</text:p>
          </table:table-cell>
          <table:table-cell table:formula="of:=-0.03*([.$A26]-[.E$3])*([.$A26]-[.F$3])" office:value-type="float" office:value="-141.1340625" calcext:value-type="float">
            <text:p>-141.1340625</text:p>
          </table:table-cell>
          <table:table-cell table:formula="of:=-0.03*([.$A26]-[.F$3])*([.$A26]-[.G$3])" office:value-type="float" office:value="-170.67375" calcext:value-type="float">
            <text:p>-170.67375</text:p>
          </table:table-cell>
          <table:table-cell/>
          <table:table-cell table:formula="of:=MAX([.B26:.F26])" office:value-type="float" office:value="-20.52" calcext:value-type="float">
            <text:p>-20.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0.03*([.$A27]-[.B$3])*([.$A27]-[.C$3])" office:value-type="float" office:value="-18.87" calcext:value-type="float">
            <text:p>-18.87</text:p>
          </table:table-cell>
          <table:table-cell table:formula="of:=-0.03*([.$A27]-[.C$3])*([.$A27]-[.D$3])" office:value-type="float" office:value="-57.72" calcext:value-type="float">
            <text:p>-57.72</text:p>
          </table:table-cell>
          <table:table-cell table:formula="of:=-0.03*([.$A27]-[.D$3])*([.$A27]-[.E$3])" office:value-type="float" office:value="-99.06" calcext:value-type="float">
            <text:p>-99.06</text:p>
          </table:table-cell>
          <table:table-cell table:formula="of:=-0.03*([.$A27]-[.E$3])*([.$A27]-[.F$3])" office:value-type="float" office:value="-137.0409375" calcext:value-type="float">
            <text:p>-137.0409375</text:p>
          </table:table-cell>
          <table:table-cell table:formula="of:=-0.03*([.$A27]-[.F$3])*([.$A27]-[.G$3])" office:value-type="float" office:value="-166.175625" calcext:value-type="float">
            <text:p>-166.175625</text:p>
          </table:table-cell>
          <table:table-cell/>
          <table:table-cell table:formula="of:=MAX([.B27:.F27])" office:value-type="float" office:value="-18.87" calcext:value-type="float">
            <text:p>-18.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0.03*([.$A28]-[.B$3])*([.$A28]-[.C$3])" office:value-type="float" office:value="-17.28" calcext:value-type="float">
            <text:p>-17.28</text:p>
          </table:table-cell>
          <table:table-cell table:formula="of:=-0.03*([.$A28]-[.C$3])*([.$A28]-[.D$3])" office:value-type="float" office:value="-55.08" calcext:value-type="float">
            <text:p>-55.08</text:p>
          </table:table-cell>
          <table:table-cell table:formula="of:=-0.03*([.$A28]-[.D$3])*([.$A28]-[.E$3])" office:value-type="float" office:value="-95.625" calcext:value-type="float">
            <text:p>-95.625</text:p>
          </table:table-cell>
          <table:table-cell table:formula="of:=-0.03*([.$A28]-[.E$3])*([.$A28]-[.F$3])" office:value-type="float" office:value="-133.0078125" calcext:value-type="float">
            <text:p>-133.0078125</text:p>
          </table:table-cell>
          <table:table-cell table:formula="of:=-0.03*([.$A28]-[.F$3])*([.$A28]-[.G$3])" office:value-type="float" office:value="-161.7375" calcext:value-type="float">
            <text:p>-161.7375</text:p>
          </table:table-cell>
          <table:table-cell/>
          <table:table-cell table:formula="of:=MAX([.B28:.F28])" office:value-type="float" office:value="-17.28" calcext:value-type="float">
            <text:p>-17.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0.03*([.$A29]-[.B$3])*([.$A29]-[.C$3])" office:value-type="float" office:value="-15.75" calcext:value-type="float">
            <text:p>-15.75</text:p>
          </table:table-cell>
          <table:table-cell table:formula="of:=-0.03*([.$A29]-[.C$3])*([.$A29]-[.D$3])" office:value-type="float" office:value="-52.5" calcext:value-type="float">
            <text:p>-52.5</text:p>
          </table:table-cell>
          <table:table-cell table:formula="of:=-0.03*([.$A29]-[.D$3])*([.$A29]-[.E$3])" office:value-type="float" office:value="-92.25" calcext:value-type="float">
            <text:p>-92.25</text:p>
          </table:table-cell>
          <table:table-cell table:formula="of:=-0.03*([.$A29]-[.E$3])*([.$A29]-[.F$3])" office:value-type="float" office:value="-129.0346875" calcext:value-type="float">
            <text:p>-129.0346875</text:p>
          </table:table-cell>
          <table:table-cell table:formula="of:=-0.03*([.$A29]-[.F$3])*([.$A29]-[.G$3])" office:value-type="float" office:value="-157.359375" calcext:value-type="float">
            <text:p>-157.359375</text:p>
          </table:table-cell>
          <table:table-cell/>
          <table:table-cell table:formula="of:=MAX([.B29:.F29])" office:value-type="float" office:value="-15.75" calcext:value-type="float">
            <text:p>-15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0.03*([.$A30]-[.B$3])*([.$A30]-[.C$3])" office:value-type="float" office:value="-14.28" calcext:value-type="float">
            <text:p>-14.28</text:p>
          </table:table-cell>
          <table:table-cell table:formula="of:=-0.03*([.$A30]-[.C$3])*([.$A30]-[.D$3])" office:value-type="float" office:value="-49.98" calcext:value-type="float">
            <text:p>-49.98</text:p>
          </table:table-cell>
          <table:table-cell table:formula="of:=-0.03*([.$A30]-[.D$3])*([.$A30]-[.E$3])" office:value-type="float" office:value="-88.935" calcext:value-type="float">
            <text:p>-88.935</text:p>
          </table:table-cell>
          <table:table-cell table:formula="of:=-0.03*([.$A30]-[.E$3])*([.$A30]-[.F$3])" office:value-type="float" office:value="-125.1215625" calcext:value-type="float">
            <text:p>-125.1215625</text:p>
          </table:table-cell>
          <table:table-cell table:formula="of:=-0.03*([.$A30]-[.F$3])*([.$A30]-[.G$3])" office:value-type="float" office:value="-153.04125" calcext:value-type="float">
            <text:p>-153.04125</text:p>
          </table:table-cell>
          <table:table-cell/>
          <table:table-cell table:formula="of:=MAX([.B30:.F30])" office:value-type="float" office:value="-14.28" calcext:value-type="float">
            <text:p>-14.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0.03*([.$A31]-[.B$3])*([.$A31]-[.C$3])" office:value-type="float" office:value="-12.87" calcext:value-type="float">
            <text:p>-12.87</text:p>
          </table:table-cell>
          <table:table-cell table:formula="of:=-0.03*([.$A31]-[.C$3])*([.$A31]-[.D$3])" office:value-type="float" office:value="-47.52" calcext:value-type="float">
            <text:p>-47.52</text:p>
          </table:table-cell>
          <table:table-cell table:formula="of:=-0.03*([.$A31]-[.D$3])*([.$A31]-[.E$3])" office:value-type="float" office:value="-85.68" calcext:value-type="float">
            <text:p>-85.68</text:p>
          </table:table-cell>
          <table:table-cell table:formula="of:=-0.03*([.$A31]-[.E$3])*([.$A31]-[.F$3])" office:value-type="float" office:value="-121.2684375" calcext:value-type="float">
            <text:p>-121.2684375</text:p>
          </table:table-cell>
          <table:table-cell table:formula="of:=-0.03*([.$A31]-[.F$3])*([.$A31]-[.G$3])" office:value-type="float" office:value="-148.783125" calcext:value-type="float">
            <text:p>-148.783125</text:p>
          </table:table-cell>
          <table:table-cell/>
          <table:table-cell table:formula="of:=MAX([.B31:.F31])" office:value-type="float" office:value="-12.87" calcext:value-type="float">
            <text:p>-12.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0.03*([.$A32]-[.B$3])*([.$A32]-[.C$3])" office:value-type="float" office:value="-11.52" calcext:value-type="float">
            <text:p>-11.52</text:p>
          </table:table-cell>
          <table:table-cell table:formula="of:=-0.03*([.$A32]-[.C$3])*([.$A32]-[.D$3])" office:value-type="float" office:value="-45.12" calcext:value-type="float">
            <text:p>-45.12</text:p>
          </table:table-cell>
          <table:table-cell table:formula="of:=-0.03*([.$A32]-[.D$3])*([.$A32]-[.E$3])" office:value-type="float" office:value="-82.485" calcext:value-type="float">
            <text:p>-82.485</text:p>
          </table:table-cell>
          <table:table-cell table:formula="of:=-0.03*([.$A32]-[.E$3])*([.$A32]-[.F$3])" office:value-type="float" office:value="-117.4753125" calcext:value-type="float">
            <text:p>-117.4753125</text:p>
          </table:table-cell>
          <table:table-cell table:formula="of:=-0.03*([.$A32]-[.F$3])*([.$A32]-[.G$3])" office:value-type="float" office:value="-144.585" calcext:value-type="float">
            <text:p>-144.585</text:p>
          </table:table-cell>
          <table:table-cell/>
          <table:table-cell table:formula="of:=MAX([.B32:.F32])" office:value-type="float" office:value="-11.52" calcext:value-type="float">
            <text:p>-11.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0.03*([.$A33]-[.B$3])*([.$A33]-[.C$3])" office:value-type="float" office:value="-10.23" calcext:value-type="float">
            <text:p>-10.23</text:p>
          </table:table-cell>
          <table:table-cell table:formula="of:=-0.03*([.$A33]-[.C$3])*([.$A33]-[.D$3])" office:value-type="float" office:value="-42.78" calcext:value-type="float">
            <text:p>-42.78</text:p>
          </table:table-cell>
          <table:table-cell table:formula="of:=-0.03*([.$A33]-[.D$3])*([.$A33]-[.E$3])" office:value-type="float" office:value="-79.35" calcext:value-type="float">
            <text:p>-79.35</text:p>
          </table:table-cell>
          <table:table-cell table:formula="of:=-0.03*([.$A33]-[.E$3])*([.$A33]-[.F$3])" office:value-type="float" office:value="-113.7421875" calcext:value-type="float">
            <text:p>-113.7421875</text:p>
          </table:table-cell>
          <table:table-cell table:formula="of:=-0.03*([.$A33]-[.F$3])*([.$A33]-[.G$3])" office:value-type="float" office:value="-140.446875" calcext:value-type="float">
            <text:p>-140.446875</text:p>
          </table:table-cell>
          <table:table-cell/>
          <table:table-cell table:formula="of:=MAX([.B33:.F33])" office:value-type="float" office:value="-10.23" calcext:value-type="float">
            <text:p>-10.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0.03*([.$A34]-[.B$3])*([.$A34]-[.C$3])" office:value-type="float" office:value="-9" calcext:value-type="float">
            <text:p>-9</text:p>
          </table:table-cell>
          <table:table-cell table:formula="of:=-0.03*([.$A34]-[.C$3])*([.$A34]-[.D$3])" office:value-type="float" office:value="-40.5" calcext:value-type="float">
            <text:p>-40.5</text:p>
          </table:table-cell>
          <table:table-cell table:formula="of:=-0.03*([.$A34]-[.D$3])*([.$A34]-[.E$3])" office:value-type="float" office:value="-76.275" calcext:value-type="float">
            <text:p>-76.275</text:p>
          </table:table-cell>
          <table:table-cell table:formula="of:=-0.03*([.$A34]-[.E$3])*([.$A34]-[.F$3])" office:value-type="float" office:value="-110.0690625" calcext:value-type="float">
            <text:p>-110.0690625</text:p>
          </table:table-cell>
          <table:table-cell table:formula="of:=-0.03*([.$A34]-[.F$3])*([.$A34]-[.G$3])" office:value-type="float" office:value="-136.36875" calcext:value-type="float">
            <text:p>-136.36875</text:p>
          </table:table-cell>
          <table:table-cell/>
          <table:table-cell table:formula="of:=MAX([.B34:.F34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0.03*([.$A35]-[.B$3])*([.$A35]-[.C$3])" office:value-type="float" office:value="-7.83" calcext:value-type="float">
            <text:p>-7.83</text:p>
          </table:table-cell>
          <table:table-cell table:formula="of:=-0.03*([.$A35]-[.C$3])*([.$A35]-[.D$3])" office:value-type="float" office:value="-38.28" calcext:value-type="float">
            <text:p>-38.28</text:p>
          </table:table-cell>
          <table:table-cell table:formula="of:=-0.03*([.$A35]-[.D$3])*([.$A35]-[.E$3])" office:value-type="float" office:value="-73.26" calcext:value-type="float">
            <text:p>-73.26</text:p>
          </table:table-cell>
          <table:table-cell table:formula="of:=-0.03*([.$A35]-[.E$3])*([.$A35]-[.F$3])" office:value-type="float" office:value="-106.4559375" calcext:value-type="float">
            <text:p>-106.4559375</text:p>
          </table:table-cell>
          <table:table-cell table:formula="of:=-0.03*([.$A35]-[.F$3])*([.$A35]-[.G$3])" office:value-type="float" office:value="-132.350625" calcext:value-type="float">
            <text:p>-132.350625</text:p>
          </table:table-cell>
          <table:table-cell/>
          <table:table-cell table:formula="of:=MAX([.B35:.F35])" office:value-type="float" office:value="-7.83" calcext:value-type="float">
            <text:p>-7.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0.03*([.$A36]-[.B$3])*([.$A36]-[.C$3])" office:value-type="float" office:value="-6.72" calcext:value-type="float">
            <text:p>-6.72</text:p>
          </table:table-cell>
          <table:table-cell table:formula="of:=-0.03*([.$A36]-[.C$3])*([.$A36]-[.D$3])" office:value-type="float" office:value="-36.12" calcext:value-type="float">
            <text:p>-36.12</text:p>
          </table:table-cell>
          <table:table-cell table:formula="of:=-0.03*([.$A36]-[.D$3])*([.$A36]-[.E$3])" office:value-type="float" office:value="-70.305" calcext:value-type="float">
            <text:p>-70.305</text:p>
          </table:table-cell>
          <table:table-cell table:formula="of:=-0.03*([.$A36]-[.E$3])*([.$A36]-[.F$3])" office:value-type="float" office:value="-102.9028125" calcext:value-type="float">
            <text:p>-102.9028125</text:p>
          </table:table-cell>
          <table:table-cell table:formula="of:=-0.03*([.$A36]-[.F$3])*([.$A36]-[.G$3])" office:value-type="float" office:value="-128.3925" calcext:value-type="float">
            <text:p>-128.3925</text:p>
          </table:table-cell>
          <table:table-cell/>
          <table:table-cell table:formula="of:=MAX([.B36:.F36])"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0.03*([.$A37]-[.B$3])*([.$A37]-[.C$3])" office:value-type="float" office:value="-5.67" calcext:value-type="float">
            <text:p>-5.67</text:p>
          </table:table-cell>
          <table:table-cell table:formula="of:=-0.03*([.$A37]-[.C$3])*([.$A37]-[.D$3])" office:value-type="float" office:value="-34.02" calcext:value-type="float">
            <text:p>-34.02</text:p>
          </table:table-cell>
          <table:table-cell table:formula="of:=-0.03*([.$A37]-[.D$3])*([.$A37]-[.E$3])" office:value-type="float" office:value="-67.41" calcext:value-type="float">
            <text:p>-67.41</text:p>
          </table:table-cell>
          <table:table-cell table:formula="of:=-0.03*([.$A37]-[.E$3])*([.$A37]-[.F$3])" office:value-type="float" office:value="-99.4096875" calcext:value-type="float">
            <text:p>-99.4096875</text:p>
          </table:table-cell>
          <table:table-cell table:formula="of:=-0.03*([.$A37]-[.F$3])*([.$A37]-[.G$3])" office:value-type="float" office:value="-124.494375" calcext:value-type="float">
            <text:p>-124.494375</text:p>
          </table:table-cell>
          <table:table-cell/>
          <table:table-cell table:formula="of:=MAX([.B37:.F37])" office:value-type="float" office:value="-5.67" calcext:value-type="float">
            <text:p>-5.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0.03*([.$A38]-[.B$3])*([.$A38]-[.C$3])" office:value-type="float" office:value="-4.68" calcext:value-type="float">
            <text:p>-4.68</text:p>
          </table:table-cell>
          <table:table-cell table:formula="of:=-0.03*([.$A38]-[.C$3])*([.$A38]-[.D$3])" office:value-type="float" office:value="-31.98" calcext:value-type="float">
            <text:p>-31.98</text:p>
          </table:table-cell>
          <table:table-cell table:formula="of:=-0.03*([.$A38]-[.D$3])*([.$A38]-[.E$3])" office:value-type="float" office:value="-64.575" calcext:value-type="float">
            <text:p>-64.575</text:p>
          </table:table-cell>
          <table:table-cell table:formula="of:=-0.03*([.$A38]-[.E$3])*([.$A38]-[.F$3])" office:value-type="float" office:value="-95.9765625" calcext:value-type="float">
            <text:p>-95.9765625</text:p>
          </table:table-cell>
          <table:table-cell table:formula="of:=-0.03*([.$A38]-[.F$3])*([.$A38]-[.G$3])" office:value-type="float" office:value="-120.65625" calcext:value-type="float">
            <text:p>-120.65625</text:p>
          </table:table-cell>
          <table:table-cell/>
          <table:table-cell table:formula="of:=MAX([.B38:.F38])"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0.03*([.$A39]-[.B$3])*([.$A39]-[.C$3])" office:value-type="float" office:value="-3.75" calcext:value-type="float">
            <text:p>-3.75</text:p>
          </table:table-cell>
          <table:table-cell table:formula="of:=-0.03*([.$A39]-[.C$3])*([.$A39]-[.D$3])" office:value-type="float" office:value="-30" calcext:value-type="float">
            <text:p>-30</text:p>
          </table:table-cell>
          <table:table-cell table:formula="of:=-0.03*([.$A39]-[.D$3])*([.$A39]-[.E$3])" office:value-type="float" office:value="-61.8" calcext:value-type="float">
            <text:p>-61.8</text:p>
          </table:table-cell>
          <table:table-cell table:formula="of:=-0.03*([.$A39]-[.E$3])*([.$A39]-[.F$3])" office:value-type="float" office:value="-92.6034375" calcext:value-type="float">
            <text:p>-92.6034375</text:p>
          </table:table-cell>
          <table:table-cell table:formula="of:=-0.03*([.$A39]-[.F$3])*([.$A39]-[.G$3])" office:value-type="float" office:value="-116.878125" calcext:value-type="float">
            <text:p>-116.878125</text:p>
          </table:table-cell>
          <table:table-cell/>
          <table:table-cell table:formula="of:=MAX([.B39:.F39])"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0.03*([.$A40]-[.B$3])*([.$A40]-[.C$3])" office:value-type="float" office:value="-2.88" calcext:value-type="float">
            <text:p>-2.88</text:p>
          </table:table-cell>
          <table:table-cell table:formula="of:=-0.03*([.$A40]-[.C$3])*([.$A40]-[.D$3])" office:value-type="float" office:value="-28.08" calcext:value-type="float">
            <text:p>-28.08</text:p>
          </table:table-cell>
          <table:table-cell table:formula="of:=-0.03*([.$A40]-[.D$3])*([.$A40]-[.E$3])" office:value-type="float" office:value="-59.085" calcext:value-type="float">
            <text:p>-59.085</text:p>
          </table:table-cell>
          <table:table-cell table:formula="of:=-0.03*([.$A40]-[.E$3])*([.$A40]-[.F$3])" office:value-type="float" office:value="-89.2903125" calcext:value-type="float">
            <text:p>-89.2903125</text:p>
          </table:table-cell>
          <table:table-cell table:formula="of:=-0.03*([.$A40]-[.F$3])*([.$A40]-[.G$3])" office:value-type="float" office:value="-113.16" calcext:value-type="float">
            <text:p>-113.16</text:p>
          </table:table-cell>
          <table:table-cell/>
          <table:table-cell table:formula="of:=MAX([.B40:.F40])" office:value-type="float" office:value="-2.88" calcext:value-type="float">
            <text:p>-2.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0.03*([.$A41]-[.B$3])*([.$A41]-[.C$3])" office:value-type="float" office:value="-2.07" calcext:value-type="float">
            <text:p>-2.07</text:p>
          </table:table-cell>
          <table:table-cell table:formula="of:=-0.03*([.$A41]-[.C$3])*([.$A41]-[.D$3])" office:value-type="float" office:value="-26.22" calcext:value-type="float">
            <text:p>-26.22</text:p>
          </table:table-cell>
          <table:table-cell table:formula="of:=-0.03*([.$A41]-[.D$3])*([.$A41]-[.E$3])" office:value-type="float" office:value="-56.43" calcext:value-type="float">
            <text:p>-56.43</text:p>
          </table:table-cell>
          <table:table-cell table:formula="of:=-0.03*([.$A41]-[.E$3])*([.$A41]-[.F$3])" office:value-type="float" office:value="-86.0371875" calcext:value-type="float">
            <text:p>-86.0371875</text:p>
          </table:table-cell>
          <table:table-cell table:formula="of:=-0.03*([.$A41]-[.F$3])*([.$A41]-[.G$3])" office:value-type="float" office:value="-109.501875" calcext:value-type="float">
            <text:p>-109.501875</text:p>
          </table:table-cell>
          <table:table-cell/>
          <table:table-cell table:formula="of:=MAX([.B41:.F41])"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0.03*([.$A42]-[.B$3])*([.$A42]-[.C$3])" office:value-type="float" office:value="-1.32" calcext:value-type="float">
            <text:p>-1.32</text:p>
          </table:table-cell>
          <table:table-cell table:formula="of:=-0.03*([.$A42]-[.C$3])*([.$A42]-[.D$3])" office:value-type="float" office:value="-24.42" calcext:value-type="float">
            <text:p>-24.42</text:p>
          </table:table-cell>
          <table:table-cell table:formula="of:=-0.03*([.$A42]-[.D$3])*([.$A42]-[.E$3])" office:value-type="float" office:value="-53.835" calcext:value-type="float">
            <text:p>-53.835</text:p>
          </table:table-cell>
          <table:table-cell table:formula="of:=-0.03*([.$A42]-[.E$3])*([.$A42]-[.F$3])" office:value-type="float" office:value="-82.8440625" calcext:value-type="float">
            <text:p>-82.8440625</text:p>
          </table:table-cell>
          <table:table-cell table:formula="of:=-0.03*([.$A42]-[.F$3])*([.$A42]-[.G$3])" office:value-type="float" office:value="-105.90375" calcext:value-type="float">
            <text:p>-105.90375</text:p>
          </table:table-cell>
          <table:table-cell/>
          <table:table-cell table:formula="of:=MAX([.B42:.F42])" office:value-type="float" office:value="-1.32" calcext:value-type="float">
            <text:p>-1.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0.03*([.$A43]-[.B$3])*([.$A43]-[.C$3])" office:value-type="float" office:value="-0.63" calcext:value-type="float">
            <text:p>-0.63</text:p>
          </table:table-cell>
          <table:table-cell table:formula="of:=-0.03*([.$A43]-[.C$3])*([.$A43]-[.D$3])" office:value-type="float" office:value="-22.68" calcext:value-type="float">
            <text:p>-22.68</text:p>
          </table:table-cell>
          <table:table-cell table:formula="of:=-0.03*([.$A43]-[.D$3])*([.$A43]-[.E$3])" office:value-type="float" office:value="-51.3" calcext:value-type="float">
            <text:p>-51.3</text:p>
          </table:table-cell>
          <table:table-cell table:formula="of:=-0.03*([.$A43]-[.E$3])*([.$A43]-[.F$3])" office:value-type="float" office:value="-79.7109375" calcext:value-type="float">
            <text:p>-79.7109375</text:p>
          </table:table-cell>
          <table:table-cell table:formula="of:=-0.03*([.$A43]-[.F$3])*([.$A43]-[.G$3])" office:value-type="float" office:value="-102.365625" calcext:value-type="float">
            <text:p>-102.365625</text:p>
          </table:table-cell>
          <table:table-cell/>
          <table:table-cell table:formula="of:=MAX([.B43:.F43])"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0.03*([.$A44]-[.B$3])*([.$A44]-[.C$3])" office:value-type="float" office:value="0" calcext:value-type="float">
            <text:p>0</text:p>
          </table:table-cell>
          <table:table-cell table:formula="of:=-0.03*([.$A44]-[.C$3])*([.$A44]-[.D$3])" office:value-type="float" office:value="-21" calcext:value-type="float">
            <text:p>-21</text:p>
          </table:table-cell>
          <table:table-cell table:formula="of:=-0.03*([.$A44]-[.D$3])*([.$A44]-[.E$3])" office:value-type="float" office:value="-48.825" calcext:value-type="float">
            <text:p>-48.825</text:p>
          </table:table-cell>
          <table:table-cell table:formula="of:=-0.03*([.$A44]-[.E$3])*([.$A44]-[.F$3])" office:value-type="float" office:value="-76.6378125" calcext:value-type="float">
            <text:p>-76.6378125</text:p>
          </table:table-cell>
          <table:table-cell table:formula="of:=-0.03*([.$A44]-[.F$3])*([.$A44]-[.G$3])" office:value-type="float" office:value="-98.8875" calcext:value-type="float">
            <text:p>-98.8875</text:p>
          </table:table-cell>
          <table:table-cell/>
          <table:table-cell table:formula="of:=MAX([.B44:.F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-0.03*([.$A45]-[.B$3])*([.$A45]-[.C$3])" office:value-type="float" office:value="0.57" calcext:value-type="float">
            <text:p>0.57</text:p>
          </table:table-cell>
          <table:table-cell table:formula="of:=-0.03*([.$A45]-[.C$3])*([.$A45]-[.D$3])" office:value-type="float" office:value="-19.38" calcext:value-type="float">
            <text:p>-19.38</text:p>
          </table:table-cell>
          <table:table-cell table:formula="of:=-0.03*([.$A45]-[.D$3])*([.$A45]-[.E$3])" office:value-type="float" office:value="-46.41" calcext:value-type="float">
            <text:p>-46.41</text:p>
          </table:table-cell>
          <table:table-cell table:formula="of:=-0.03*([.$A45]-[.E$3])*([.$A45]-[.F$3])" office:value-type="float" office:value="-73.6246875" calcext:value-type="float">
            <text:p>-73.6246875</text:p>
          </table:table-cell>
          <table:table-cell table:formula="of:=-0.03*([.$A45]-[.F$3])*([.$A45]-[.G$3])" office:value-type="float" office:value="-95.469375" calcext:value-type="float">
            <text:p>-95.469375</text:p>
          </table:table-cell>
          <table:table-cell/>
          <table:table-cell table:formula="of:=MAX([.B45:.F45]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0.03*([.$A46]-[.B$3])*([.$A46]-[.C$3])" office:value-type="float" office:value="1.08" calcext:value-type="float">
            <text:p>1.08</text:p>
          </table:table-cell>
          <table:table-cell table:formula="of:=-0.03*([.$A46]-[.C$3])*([.$A46]-[.D$3])" office:value-type="float" office:value="-17.82" calcext:value-type="float">
            <text:p>-17.82</text:p>
          </table:table-cell>
          <table:table-cell table:formula="of:=-0.03*([.$A46]-[.D$3])*([.$A46]-[.E$3])" office:value-type="float" office:value="-44.055" calcext:value-type="float">
            <text:p>-44.055</text:p>
          </table:table-cell>
          <table:table-cell table:formula="of:=-0.03*([.$A46]-[.E$3])*([.$A46]-[.F$3])" office:value-type="float" office:value="-70.6715625" calcext:value-type="float">
            <text:p>-70.6715625</text:p>
          </table:table-cell>
          <table:table-cell table:formula="of:=-0.03*([.$A46]-[.F$3])*([.$A46]-[.G$3])" office:value-type="float" office:value="-92.11125" calcext:value-type="float">
            <text:p>-92.11125</text:p>
          </table:table-cell>
          <table:table-cell/>
          <table:table-cell table:formula="of:=MAX([.B46:.F46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-0.03*([.$A47]-[.B$3])*([.$A47]-[.C$3])" office:value-type="float" office:value="1.53" calcext:value-type="float">
            <text:p>1.53</text:p>
          </table:table-cell>
          <table:table-cell table:formula="of:=-0.03*([.$A47]-[.C$3])*([.$A47]-[.D$3])" office:value-type="float" office:value="-16.32" calcext:value-type="float">
            <text:p>-16.32</text:p>
          </table:table-cell>
          <table:table-cell table:formula="of:=-0.03*([.$A47]-[.D$3])*([.$A47]-[.E$3])" office:value-type="float" office:value="-41.76" calcext:value-type="float">
            <text:p>-41.76</text:p>
          </table:table-cell>
          <table:table-cell table:formula="of:=-0.03*([.$A47]-[.E$3])*([.$A47]-[.F$3])" office:value-type="float" office:value="-67.7784375" calcext:value-type="float">
            <text:p>-67.7784375</text:p>
          </table:table-cell>
          <table:table-cell table:formula="of:=-0.03*([.$A47]-[.F$3])*([.$A47]-[.G$3])" office:value-type="float" office:value="-88.813125" calcext:value-type="float">
            <text:p>-88.813125</text:p>
          </table:table-cell>
          <table:table-cell/>
          <table:table-cell table:formula="of:=MAX([.B47:.F47])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-0.03*([.$A48]-[.B$3])*([.$A48]-[.C$3])" office:value-type="float" office:value="1.92" calcext:value-type="float">
            <text:p>1.92</text:p>
          </table:table-cell>
          <table:table-cell table:formula="of:=-0.03*([.$A48]-[.C$3])*([.$A48]-[.D$3])" office:value-type="float" office:value="-14.88" calcext:value-type="float">
            <text:p>-14.88</text:p>
          </table:table-cell>
          <table:table-cell table:formula="of:=-0.03*([.$A48]-[.D$3])*([.$A48]-[.E$3])" office:value-type="float" office:value="-39.525" calcext:value-type="float">
            <text:p>-39.525</text:p>
          </table:table-cell>
          <table:table-cell table:formula="of:=-0.03*([.$A48]-[.E$3])*([.$A48]-[.F$3])" office:value-type="float" office:value="-64.9453125" calcext:value-type="float">
            <text:p>-64.9453125</text:p>
          </table:table-cell>
          <table:table-cell table:formula="of:=-0.03*([.$A48]-[.F$3])*([.$A48]-[.G$3])" office:value-type="float" office:value="-85.575" calcext:value-type="float">
            <text:p>-85.575</text:p>
          </table:table-cell>
          <table:table-cell/>
          <table:table-cell table:formula="of:=MAX([.B48:.F48])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0.03*([.$A49]-[.B$3])*([.$A49]-[.C$3])" office:value-type="float" office:value="2.25" calcext:value-type="float">
            <text:p>2.25</text:p>
          </table:table-cell>
          <table:table-cell table:formula="of:=-0.03*([.$A49]-[.C$3])*([.$A49]-[.D$3])" office:value-type="float" office:value="-13.5" calcext:value-type="float">
            <text:p>-13.5</text:p>
          </table:table-cell>
          <table:table-cell table:formula="of:=-0.03*([.$A49]-[.D$3])*([.$A49]-[.E$3])" office:value-type="float" office:value="-37.35" calcext:value-type="float">
            <text:p>-37.35</text:p>
          </table:table-cell>
          <table:table-cell table:formula="of:=-0.03*([.$A49]-[.E$3])*([.$A49]-[.F$3])" office:value-type="float" office:value="-62.1721875" calcext:value-type="float">
            <text:p>-62.1721875</text:p>
          </table:table-cell>
          <table:table-cell table:formula="of:=-0.03*([.$A49]-[.F$3])*([.$A49]-[.G$3])" office:value-type="float" office:value="-82.396875" calcext:value-type="float">
            <text:p>-82.396875</text:p>
          </table:table-cell>
          <table:table-cell/>
          <table:table-cell table:formula="of:=MAX([.B49:.F49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-0.03*([.$A50]-[.B$3])*([.$A50]-[.C$3])" office:value-type="float" office:value="2.52" calcext:value-type="float">
            <text:p>2.52</text:p>
          </table:table-cell>
          <table:table-cell table:formula="of:=-0.03*([.$A50]-[.C$3])*([.$A50]-[.D$3])" office:value-type="float" office:value="-12.18" calcext:value-type="float">
            <text:p>-12.18</text:p>
          </table:table-cell>
          <table:table-cell table:formula="of:=-0.03*([.$A50]-[.D$3])*([.$A50]-[.E$3])" office:value-type="float" office:value="-35.235" calcext:value-type="float">
            <text:p>-35.235</text:p>
          </table:table-cell>
          <table:table-cell table:formula="of:=-0.03*([.$A50]-[.E$3])*([.$A50]-[.F$3])" office:value-type="float" office:value="-59.4590625" calcext:value-type="float">
            <text:p>-59.4590625</text:p>
          </table:table-cell>
          <table:table-cell table:formula="of:=-0.03*([.$A50]-[.F$3])*([.$A50]-[.G$3])" office:value-type="float" office:value="-79.27875" calcext:value-type="float">
            <text:p>-79.27875</text:p>
          </table:table-cell>
          <table:table-cell/>
          <table:table-cell table:formula="of:=MAX([.B50:.F50])"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-0.03*([.$A51]-[.B$3])*([.$A51]-[.C$3])" office:value-type="float" office:value="2.73" calcext:value-type="float">
            <text:p>2.73</text:p>
          </table:table-cell>
          <table:table-cell table:formula="of:=-0.03*([.$A51]-[.C$3])*([.$A51]-[.D$3])" office:value-type="float" office:value="-10.92" calcext:value-type="float">
            <text:p>-10.92</text:p>
          </table:table-cell>
          <table:table-cell table:formula="of:=-0.03*([.$A51]-[.D$3])*([.$A51]-[.E$3])" office:value-type="float" office:value="-33.18" calcext:value-type="float">
            <text:p>-33.18</text:p>
          </table:table-cell>
          <table:table-cell table:formula="of:=-0.03*([.$A51]-[.E$3])*([.$A51]-[.F$3])" office:value-type="float" office:value="-56.8059375" calcext:value-type="float">
            <text:p>-56.8059375</text:p>
          </table:table-cell>
          <table:table-cell table:formula="of:=-0.03*([.$A51]-[.F$3])*([.$A51]-[.G$3])" office:value-type="float" office:value="-76.220625" calcext:value-type="float">
            <text:p>-76.220625</text:p>
          </table:table-cell>
          <table:table-cell/>
          <table:table-cell table:formula="of:=MAX([.B51:.F51])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0.03*([.$A52]-[.B$3])*([.$A52]-[.C$3])" office:value-type="float" office:value="2.88" calcext:value-type="float">
            <text:p>2.88</text:p>
          </table:table-cell>
          <table:table-cell table:formula="of:=-0.03*([.$A52]-[.C$3])*([.$A52]-[.D$3])" office:value-type="float" office:value="-9.72" calcext:value-type="float">
            <text:p>-9.72</text:p>
          </table:table-cell>
          <table:table-cell table:formula="of:=-0.03*([.$A52]-[.D$3])*([.$A52]-[.E$3])" office:value-type="float" office:value="-31.185" calcext:value-type="float">
            <text:p>-31.185</text:p>
          </table:table-cell>
          <table:table-cell table:formula="of:=-0.03*([.$A52]-[.E$3])*([.$A52]-[.F$3])" office:value-type="float" office:value="-54.2128125" calcext:value-type="float">
            <text:p>-54.2128125</text:p>
          </table:table-cell>
          <table:table-cell table:formula="of:=-0.03*([.$A52]-[.F$3])*([.$A52]-[.G$3])" office:value-type="float" office:value="-73.2225" calcext:value-type="float">
            <text:p>-73.2225</text:p>
          </table:table-cell>
          <table:table-cell/>
          <table:table-cell table:formula="of:=MAX([.B52:.F52])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-0.03*([.$A53]-[.B$3])*([.$A53]-[.C$3])" office:value-type="float" office:value="2.97" calcext:value-type="float">
            <text:p>2.97</text:p>
          </table:table-cell>
          <table:table-cell table:formula="of:=-0.03*([.$A53]-[.C$3])*([.$A53]-[.D$3])" office:value-type="float" office:value="-8.58" calcext:value-type="float">
            <text:p>-8.58</text:p>
          </table:table-cell>
          <table:table-cell table:formula="of:=-0.03*([.$A53]-[.D$3])*([.$A53]-[.E$3])" office:value-type="float" office:value="-29.25" calcext:value-type="float">
            <text:p>-29.25</text:p>
          </table:table-cell>
          <table:table-cell table:formula="of:=-0.03*([.$A53]-[.E$3])*([.$A53]-[.F$3])" office:value-type="float" office:value="-51.6796875" calcext:value-type="float">
            <text:p>-51.6796875</text:p>
          </table:table-cell>
          <table:table-cell table:formula="of:=-0.03*([.$A53]-[.F$3])*([.$A53]-[.G$3])" office:value-type="float" office:value="-70.284375" calcext:value-type="float">
            <text:p>-70.284375</text:p>
          </table:table-cell>
          <table:table-cell/>
          <table:table-cell table:formula="of:=MAX([.B53:.F53])"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0.03*([.$A54]-[.B$3])*([.$A54]-[.C$3])" office:value-type="float" office:value="3" calcext:value-type="float">
            <text:p>3</text:p>
          </table:table-cell>
          <table:table-cell table:formula="of:=-0.03*([.$A54]-[.C$3])*([.$A54]-[.D$3])" office:value-type="float" office:value="-7.5" calcext:value-type="float">
            <text:p>-7.5</text:p>
          </table:table-cell>
          <table:table-cell table:formula="of:=-0.03*([.$A54]-[.D$3])*([.$A54]-[.E$3])" office:value-type="float" office:value="-27.375" calcext:value-type="float">
            <text:p>-27.375</text:p>
          </table:table-cell>
          <table:table-cell table:formula="of:=-0.03*([.$A54]-[.E$3])*([.$A54]-[.F$3])" office:value-type="float" office:value="-49.2065625" calcext:value-type="float">
            <text:p>-49.2065625</text:p>
          </table:table-cell>
          <table:table-cell table:formula="of:=-0.03*([.$A54]-[.F$3])*([.$A54]-[.G$3])" office:value-type="float" office:value="-67.40625" calcext:value-type="float">
            <text:p>-67.40625</text:p>
          </table:table-cell>
          <table:table-cell/>
          <table:table-cell table:formula="of:=MAX([.B54:.F5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0.03*([.$A55]-[.B$3])*([.$A55]-[.C$3])" office:value-type="float" office:value="2.97" calcext:value-type="float">
            <text:p>2.97</text:p>
          </table:table-cell>
          <table:table-cell table:formula="of:=-0.03*([.$A55]-[.C$3])*([.$A55]-[.D$3])" office:value-type="float" office:value="-6.48" calcext:value-type="float">
            <text:p>-6.48</text:p>
          </table:table-cell>
          <table:table-cell table:formula="of:=-0.03*([.$A55]-[.D$3])*([.$A55]-[.E$3])" office:value-type="float" office:value="-25.56" calcext:value-type="float">
            <text:p>-25.56</text:p>
          </table:table-cell>
          <table:table-cell table:formula="of:=-0.03*([.$A55]-[.E$3])*([.$A55]-[.F$3])" office:value-type="float" office:value="-46.7934375" calcext:value-type="float">
            <text:p>-46.7934375</text:p>
          </table:table-cell>
          <table:table-cell table:formula="of:=-0.03*([.$A55]-[.F$3])*([.$A55]-[.G$3])" office:value-type="float" office:value="-64.588125" calcext:value-type="float">
            <text:p>-64.588125</text:p>
          </table:table-cell>
          <table:table-cell/>
          <table:table-cell table:formula="of:=MAX([.B55:.F55])"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-0.03*([.$A56]-[.B$3])*([.$A56]-[.C$3])" office:value-type="float" office:value="2.88" calcext:value-type="float">
            <text:p>2.88</text:p>
          </table:table-cell>
          <table:table-cell table:formula="of:=-0.03*([.$A56]-[.C$3])*([.$A56]-[.D$3])" office:value-type="float" office:value="-5.52" calcext:value-type="float">
            <text:p>-5.52</text:p>
          </table:table-cell>
          <table:table-cell table:formula="of:=-0.03*([.$A56]-[.D$3])*([.$A56]-[.E$3])" office:value-type="float" office:value="-23.805" calcext:value-type="float">
            <text:p>-23.805</text:p>
          </table:table-cell>
          <table:table-cell table:formula="of:=-0.03*([.$A56]-[.E$3])*([.$A56]-[.F$3])" office:value-type="float" office:value="-44.4403125" calcext:value-type="float">
            <text:p>-44.4403125</text:p>
          </table:table-cell>
          <table:table-cell table:formula="of:=-0.03*([.$A56]-[.F$3])*([.$A56]-[.G$3])" office:value-type="float" office:value="-61.83" calcext:value-type="float">
            <text:p>-61.83</text:p>
          </table:table-cell>
          <table:table-cell/>
          <table:table-cell table:formula="of:=MAX([.B56:.F56])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-0.03*([.$A57]-[.B$3])*([.$A57]-[.C$3])" office:value-type="float" office:value="2.73" calcext:value-type="float">
            <text:p>2.73</text:p>
          </table:table-cell>
          <table:table-cell table:formula="of:=-0.03*([.$A57]-[.C$3])*([.$A57]-[.D$3])" office:value-type="float" office:value="-4.62" calcext:value-type="float">
            <text:p>-4.62</text:p>
          </table:table-cell>
          <table:table-cell table:formula="of:=-0.03*([.$A57]-[.D$3])*([.$A57]-[.E$3])" office:value-type="float" office:value="-22.11" calcext:value-type="float">
            <text:p>-22.11</text:p>
          </table:table-cell>
          <table:table-cell table:formula="of:=-0.03*([.$A57]-[.E$3])*([.$A57]-[.F$3])" office:value-type="float" office:value="-42.1471875" calcext:value-type="float">
            <text:p>-42.1471875</text:p>
          </table:table-cell>
          <table:table-cell table:formula="of:=-0.03*([.$A57]-[.F$3])*([.$A57]-[.G$3])" office:value-type="float" office:value="-59.131875" calcext:value-type="float">
            <text:p>-59.131875</text:p>
          </table:table-cell>
          <table:table-cell/>
          <table:table-cell table:formula="of:=MAX([.B57:.F57])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0.03*([.$A58]-[.B$3])*([.$A58]-[.C$3])" office:value-type="float" office:value="2.52" calcext:value-type="float">
            <text:p>2.52</text:p>
          </table:table-cell>
          <table:table-cell table:formula="of:=-0.03*([.$A58]-[.C$3])*([.$A58]-[.D$3])" office:value-type="float" office:value="-3.78" calcext:value-type="float">
            <text:p>-3.78</text:p>
          </table:table-cell>
          <table:table-cell table:formula="of:=-0.03*([.$A58]-[.D$3])*([.$A58]-[.E$3])" office:value-type="float" office:value="-20.475" calcext:value-type="float">
            <text:p>-20.475</text:p>
          </table:table-cell>
          <table:table-cell table:formula="of:=-0.03*([.$A58]-[.E$3])*([.$A58]-[.F$3])" office:value-type="float" office:value="-39.9140625" calcext:value-type="float">
            <text:p>-39.9140625</text:p>
          </table:table-cell>
          <table:table-cell table:formula="of:=-0.03*([.$A58]-[.F$3])*([.$A58]-[.G$3])" office:value-type="float" office:value="-56.49375" calcext:value-type="float">
            <text:p>-56.49375</text:p>
          </table:table-cell>
          <table:table-cell/>
          <table:table-cell table:formula="of:=MAX([.B58:.F58])"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-0.03*([.$A59]-[.B$3])*([.$A59]-[.C$3])" office:value-type="float" office:value="2.25" calcext:value-type="float">
            <text:p>2.25</text:p>
          </table:table-cell>
          <table:table-cell table:formula="of:=-0.03*([.$A59]-[.C$3])*([.$A59]-[.D$3])" office:value-type="float" office:value="-3" calcext:value-type="float">
            <text:p>-3</text:p>
          </table:table-cell>
          <table:table-cell table:formula="of:=-0.03*([.$A59]-[.D$3])*([.$A59]-[.E$3])" office:value-type="float" office:value="-18.9" calcext:value-type="float">
            <text:p>-18.9</text:p>
          </table:table-cell>
          <table:table-cell table:formula="of:=-0.03*([.$A59]-[.E$3])*([.$A59]-[.F$3])" office:value-type="float" office:value="-37.7409375" calcext:value-type="float">
            <text:p>-37.7409375</text:p>
          </table:table-cell>
          <table:table-cell table:formula="of:=-0.03*([.$A59]-[.F$3])*([.$A59]-[.G$3])" office:value-type="float" office:value="-53.915625" calcext:value-type="float">
            <text:p>-53.915625</text:p>
          </table:table-cell>
          <table:table-cell/>
          <table:table-cell table:formula="of:=MAX([.B59:.F59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-0.03*([.$A60]-[.B$3])*([.$A60]-[.C$3])" office:value-type="float" office:value="1.92" calcext:value-type="float">
            <text:p>1.92</text:p>
          </table:table-cell>
          <table:table-cell table:formula="of:=-0.03*([.$A60]-[.C$3])*([.$A60]-[.D$3])" office:value-type="float" office:value="-2.28" calcext:value-type="float">
            <text:p>-2.28</text:p>
          </table:table-cell>
          <table:table-cell table:formula="of:=-0.03*([.$A60]-[.D$3])*([.$A60]-[.E$3])" office:value-type="float" office:value="-17.385" calcext:value-type="float">
            <text:p>-17.385</text:p>
          </table:table-cell>
          <table:table-cell table:formula="of:=-0.03*([.$A60]-[.E$3])*([.$A60]-[.F$3])" office:value-type="float" office:value="-35.6278125" calcext:value-type="float">
            <text:p>-35.6278125</text:p>
          </table:table-cell>
          <table:table-cell table:formula="of:=-0.03*([.$A60]-[.F$3])*([.$A60]-[.G$3])" office:value-type="float" office:value="-51.3975" calcext:value-type="float">
            <text:p>-51.3975</text:p>
          </table:table-cell>
          <table:table-cell/>
          <table:table-cell table:formula="of:=MAX([.B60:.F60])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0.03*([.$A61]-[.B$3])*([.$A61]-[.C$3])" office:value-type="float" office:value="1.53" calcext:value-type="float">
            <text:p>1.53</text:p>
          </table:table-cell>
          <table:table-cell table:formula="of:=-0.03*([.$A61]-[.C$3])*([.$A61]-[.D$3])" office:value-type="float" office:value="-1.62" calcext:value-type="float">
            <text:p>-1.62</text:p>
          </table:table-cell>
          <table:table-cell table:formula="of:=-0.03*([.$A61]-[.D$3])*([.$A61]-[.E$3])" office:value-type="float" office:value="-15.93" calcext:value-type="float">
            <text:p>-15.93</text:p>
          </table:table-cell>
          <table:table-cell table:formula="of:=-0.03*([.$A61]-[.E$3])*([.$A61]-[.F$3])" office:value-type="float" office:value="-33.5746875" calcext:value-type="float">
            <text:p>-33.5746875</text:p>
          </table:table-cell>
          <table:table-cell table:formula="of:=-0.03*([.$A61]-[.F$3])*([.$A61]-[.G$3])" office:value-type="float" office:value="-48.939375" calcext:value-type="float">
            <text:p>-48.939375</text:p>
          </table:table-cell>
          <table:table-cell/>
          <table:table-cell table:formula="of:=MAX([.B61:.F61])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-0.03*([.$A62]-[.B$3])*([.$A62]-[.C$3])" office:value-type="float" office:value="1.08" calcext:value-type="float">
            <text:p>1.08</text:p>
          </table:table-cell>
          <table:table-cell table:formula="of:=-0.03*([.$A62]-[.C$3])*([.$A62]-[.D$3])" office:value-type="float" office:value="-1.02" calcext:value-type="float">
            <text:p>-1.02</text:p>
          </table:table-cell>
          <table:table-cell table:formula="of:=-0.03*([.$A62]-[.D$3])*([.$A62]-[.E$3])" office:value-type="float" office:value="-14.535" calcext:value-type="float">
            <text:p>-14.535</text:p>
          </table:table-cell>
          <table:table-cell table:formula="of:=-0.03*([.$A62]-[.E$3])*([.$A62]-[.F$3])" office:value-type="float" office:value="-31.5815625" calcext:value-type="float">
            <text:p>-31.5815625</text:p>
          </table:table-cell>
          <table:table-cell table:formula="of:=-0.03*([.$A62]-[.F$3])*([.$A62]-[.G$3])" office:value-type="float" office:value="-46.54125" calcext:value-type="float">
            <text:p>-46.54125</text:p>
          </table:table-cell>
          <table:table-cell/>
          <table:table-cell table:formula="of:=MAX([.B62:.F62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-0.03*([.$A63]-[.B$3])*([.$A63]-[.C$3])" office:value-type="float" office:value="0.57" calcext:value-type="float">
            <text:p>0.57</text:p>
          </table:table-cell>
          <table:table-cell table:formula="of:=-0.03*([.$A63]-[.C$3])*([.$A63]-[.D$3])" office:value-type="float" office:value="-0.48" calcext:value-type="float">
            <text:p>-0.48</text:p>
          </table:table-cell>
          <table:table-cell table:formula="of:=-0.03*([.$A63]-[.D$3])*([.$A63]-[.E$3])" office:value-type="float" office:value="-13.2" calcext:value-type="float">
            <text:p>-13.2</text:p>
          </table:table-cell>
          <table:table-cell table:formula="of:=-0.03*([.$A63]-[.E$3])*([.$A63]-[.F$3])" office:value-type="float" office:value="-29.6484375" calcext:value-type="float">
            <text:p>-29.6484375</text:p>
          </table:table-cell>
          <table:table-cell table:formula="of:=-0.03*([.$A63]-[.F$3])*([.$A63]-[.G$3])" office:value-type="float" office:value="-44.203125" calcext:value-type="float">
            <text:p>-44.203125</text:p>
          </table:table-cell>
          <table:table-cell/>
          <table:table-cell table:formula="of:=MAX([.B63:.F63]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0.03*([.$A64]-[.B$3])*([.$A64]-[.C$3])" office:value-type="float" office:value="-0" calcext:value-type="float">
            <text:p>0</text:p>
          </table:table-cell>
          <table:table-cell table:formula="of:=-0.03*([.$A64]-[.C$3])*([.$A64]-[.D$3])" office:value-type="float" office:value="0" calcext:value-type="float">
            <text:p>0</text:p>
          </table:table-cell>
          <table:table-cell table:formula="of:=-0.03*([.$A64]-[.D$3])*([.$A64]-[.E$3])" office:value-type="float" office:value="-11.925" calcext:value-type="float">
            <text:p>-11.925</text:p>
          </table:table-cell>
          <table:table-cell table:formula="of:=-0.03*([.$A64]-[.E$3])*([.$A64]-[.F$3])" office:value-type="float" office:value="-27.7753125" calcext:value-type="float">
            <text:p>-27.7753125</text:p>
          </table:table-cell>
          <table:table-cell table:formula="of:=-0.03*([.$A64]-[.F$3])*([.$A64]-[.G$3])" office:value-type="float" office:value="-41.925" calcext:value-type="float">
            <text:p>-41.925</text:p>
          </table:table-cell>
          <table:table-cell/>
          <table:table-cell table:formula="of:=MAX([.B64:.F6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-0.03*([.$A65]-[.B$3])*([.$A65]-[.C$3])" office:value-type="float" office:value="-0.63" calcext:value-type="float">
            <text:p>-0.63</text:p>
          </table:table-cell>
          <table:table-cell table:formula="of:=-0.03*([.$A65]-[.C$3])*([.$A65]-[.D$3])" office:value-type="float" office:value="0.42" calcext:value-type="float">
            <text:p>0.42</text:p>
          </table:table-cell>
          <table:table-cell table:formula="of:=-0.03*([.$A65]-[.D$3])*([.$A65]-[.E$3])" office:value-type="float" office:value="-10.71" calcext:value-type="float">
            <text:p>-10.71</text:p>
          </table:table-cell>
          <table:table-cell table:formula="of:=-0.03*([.$A65]-[.E$3])*([.$A65]-[.F$3])" office:value-type="float" office:value="-25.9621875" calcext:value-type="float">
            <text:p>-25.9621875</text:p>
          </table:table-cell>
          <table:table-cell table:formula="of:=-0.03*([.$A65]-[.F$3])*([.$A65]-[.G$3])" office:value-type="float" office:value="-39.706875" calcext:value-type="float">
            <text:p>-39.706875</text:p>
          </table:table-cell>
          <table:table-cell/>
          <table:table-cell table:formula="of:=MAX([.B65:.F65]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-0.03*([.$A66]-[.B$3])*([.$A66]-[.C$3])" office:value-type="float" office:value="-1.32" calcext:value-type="float">
            <text:p>-1.32</text:p>
          </table:table-cell>
          <table:table-cell table:formula="of:=-0.03*([.$A66]-[.C$3])*([.$A66]-[.D$3])" office:value-type="float" office:value="0.78" calcext:value-type="float">
            <text:p>0.78</text:p>
          </table:table-cell>
          <table:table-cell table:formula="of:=-0.03*([.$A66]-[.D$3])*([.$A66]-[.E$3])" office:value-type="float" office:value="-9.555" calcext:value-type="float">
            <text:p>-9.555</text:p>
          </table:table-cell>
          <table:table-cell table:formula="of:=-0.03*([.$A66]-[.E$3])*([.$A66]-[.F$3])" office:value-type="float" office:value="-24.2090625" calcext:value-type="float">
            <text:p>-24.2090625</text:p>
          </table:table-cell>
          <table:table-cell table:formula="of:=-0.03*([.$A66]-[.F$3])*([.$A66]-[.G$3])" office:value-type="float" office:value="-37.54875" calcext:value-type="float">
            <text:p>-37.54875</text:p>
          </table:table-cell>
          <table:table-cell/>
          <table:table-cell table:formula="of:=MAX([.B66:.F66]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0.03*([.$A67]-[.B$3])*([.$A67]-[.C$3])" office:value-type="float" office:value="-2.07" calcext:value-type="float">
            <text:p>-2.07</text:p>
          </table:table-cell>
          <table:table-cell table:formula="of:=-0.03*([.$A67]-[.C$3])*([.$A67]-[.D$3])" office:value-type="float" office:value="1.08" calcext:value-type="float">
            <text:p>1.08</text:p>
          </table:table-cell>
          <table:table-cell table:formula="of:=-0.03*([.$A67]-[.D$3])*([.$A67]-[.E$3])" office:value-type="float" office:value="-8.46" calcext:value-type="float">
            <text:p>-8.46</text:p>
          </table:table-cell>
          <table:table-cell table:formula="of:=-0.03*([.$A67]-[.E$3])*([.$A67]-[.F$3])" office:value-type="float" office:value="-22.5159375" calcext:value-type="float">
            <text:p>-22.5159375</text:p>
          </table:table-cell>
          <table:table-cell table:formula="of:=-0.03*([.$A67]-[.F$3])*([.$A67]-[.G$3])" office:value-type="float" office:value="-35.450625" calcext:value-type="float">
            <text:p>-35.450625</text:p>
          </table:table-cell>
          <table:table-cell/>
          <table:table-cell table:formula="of:=MAX([.B67:.F67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-0.03*([.$A68]-[.B$3])*([.$A68]-[.C$3])" office:value-type="float" office:value="-2.88" calcext:value-type="float">
            <text:p>-2.88</text:p>
          </table:table-cell>
          <table:table-cell table:formula="of:=-0.03*([.$A68]-[.C$3])*([.$A68]-[.D$3])" office:value-type="float" office:value="1.32" calcext:value-type="float">
            <text:p>1.32</text:p>
          </table:table-cell>
          <table:table-cell table:formula="of:=-0.03*([.$A68]-[.D$3])*([.$A68]-[.E$3])" office:value-type="float" office:value="-7.425" calcext:value-type="float">
            <text:p>-7.425</text:p>
          </table:table-cell>
          <table:table-cell table:formula="of:=-0.03*([.$A68]-[.E$3])*([.$A68]-[.F$3])" office:value-type="float" office:value="-20.8828125" calcext:value-type="float">
            <text:p>-20.8828125</text:p>
          </table:table-cell>
          <table:table-cell table:formula="of:=-0.03*([.$A68]-[.F$3])*([.$A68]-[.G$3])" office:value-type="float" office:value="-33.4125" calcext:value-type="float">
            <text:p>-33.4125</text:p>
          </table:table-cell>
          <table:table-cell/>
          <table:table-cell table:formula="of:=MAX([.B68:.F68])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-0.03*([.$A69]-[.B$3])*([.$A69]-[.C$3])" office:value-type="float" office:value="-3.75" calcext:value-type="float">
            <text:p>-3.75</text:p>
          </table:table-cell>
          <table:table-cell table:formula="of:=-0.03*([.$A69]-[.C$3])*([.$A69]-[.D$3])" office:value-type="float" office:value="1.5" calcext:value-type="float">
            <text:p>1.5</text:p>
          </table:table-cell>
          <table:table-cell table:formula="of:=-0.03*([.$A69]-[.D$3])*([.$A69]-[.E$3])" office:value-type="float" office:value="-6.45" calcext:value-type="float">
            <text:p>-6.45</text:p>
          </table:table-cell>
          <table:table-cell table:formula="of:=-0.03*([.$A69]-[.E$3])*([.$A69]-[.F$3])" office:value-type="float" office:value="-19.3096875" calcext:value-type="float">
            <text:p>-19.3096875</text:p>
          </table:table-cell>
          <table:table-cell table:formula="of:=-0.03*([.$A69]-[.F$3])*([.$A69]-[.G$3])" office:value-type="float" office:value="-31.434375" calcext:value-type="float">
            <text:p>-31.434375</text:p>
          </table:table-cell>
          <table:table-cell/>
          <table:table-cell table:formula="of:=MAX([.B69:.F69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0.03*([.$A70]-[.B$3])*([.$A70]-[.C$3])" office:value-type="float" office:value="-4.68" calcext:value-type="float">
            <text:p>-4.68</text:p>
          </table:table-cell>
          <table:table-cell table:formula="of:=-0.03*([.$A70]-[.C$3])*([.$A70]-[.D$3])" office:value-type="float" office:value="1.62" calcext:value-type="float">
            <text:p>1.62</text:p>
          </table:table-cell>
          <table:table-cell table:formula="of:=-0.03*([.$A70]-[.D$3])*([.$A70]-[.E$3])" office:value-type="float" office:value="-5.535" calcext:value-type="float">
            <text:p>-5.535</text:p>
          </table:table-cell>
          <table:table-cell table:formula="of:=-0.03*([.$A70]-[.E$3])*([.$A70]-[.F$3])" office:value-type="float" office:value="-17.7965625" calcext:value-type="float">
            <text:p>-17.7965625</text:p>
          </table:table-cell>
          <table:table-cell table:formula="of:=-0.03*([.$A70]-[.F$3])*([.$A70]-[.G$3])" office:value-type="float" office:value="-29.51625" calcext:value-type="float">
            <text:p>-29.51625</text:p>
          </table:table-cell>
          <table:table-cell/>
          <table:table-cell table:formula="of:=MAX([.B70:.F70])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-0.03*([.$A71]-[.B$3])*([.$A71]-[.C$3])" office:value-type="float" office:value="-5.67" calcext:value-type="float">
            <text:p>-5.67</text:p>
          </table:table-cell>
          <table:table-cell table:formula="of:=-0.03*([.$A71]-[.C$3])*([.$A71]-[.D$3])" office:value-type="float" office:value="1.68" calcext:value-type="float">
            <text:p>1.68</text:p>
          </table:table-cell>
          <table:table-cell table:formula="of:=-0.03*([.$A71]-[.D$3])*([.$A71]-[.E$3])" office:value-type="float" office:value="-4.68" calcext:value-type="float">
            <text:p>-4.68</text:p>
          </table:table-cell>
          <table:table-cell table:formula="of:=-0.03*([.$A71]-[.E$3])*([.$A71]-[.F$3])" office:value-type="float" office:value="-16.3434375" calcext:value-type="float">
            <text:p>-16.3434375</text:p>
          </table:table-cell>
          <table:table-cell table:formula="of:=-0.03*([.$A71]-[.F$3])*([.$A71]-[.G$3])" office:value-type="float" office:value="-27.658125" calcext:value-type="float">
            <text:p>-27.658125</text:p>
          </table:table-cell>
          <table:table-cell/>
          <table:table-cell table:formula="of:=MAX([.B71:.F71])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-0.03*([.$A72]-[.B$3])*([.$A72]-[.C$3])" office:value-type="float" office:value="-6.72" calcext:value-type="float">
            <text:p>-6.72</text:p>
          </table:table-cell>
          <table:table-cell table:formula="of:=-0.03*([.$A72]-[.C$3])*([.$A72]-[.D$3])" office:value-type="float" office:value="1.68" calcext:value-type="float">
            <text:p>1.68</text:p>
          </table:table-cell>
          <table:table-cell table:formula="of:=-0.03*([.$A72]-[.D$3])*([.$A72]-[.E$3])" office:value-type="float" office:value="-3.885" calcext:value-type="float">
            <text:p>-3.885</text:p>
          </table:table-cell>
          <table:table-cell table:formula="of:=-0.03*([.$A72]-[.E$3])*([.$A72]-[.F$3])" office:value-type="float" office:value="-14.9503125" calcext:value-type="float">
            <text:p>-14.9503125</text:p>
          </table:table-cell>
          <table:table-cell table:formula="of:=-0.03*([.$A72]-[.F$3])*([.$A72]-[.G$3])" office:value-type="float" office:value="-25.86" calcext:value-type="float">
            <text:p>-25.86</text:p>
          </table:table-cell>
          <table:table-cell/>
          <table:table-cell table:formula="of:=MAX([.B72:.F72])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0.03*([.$A73]-[.B$3])*([.$A73]-[.C$3])" office:value-type="float" office:value="-7.83" calcext:value-type="float">
            <text:p>-7.83</text:p>
          </table:table-cell>
          <table:table-cell table:formula="of:=-0.03*([.$A73]-[.C$3])*([.$A73]-[.D$3])" office:value-type="float" office:value="1.62" calcext:value-type="float">
            <text:p>1.62</text:p>
          </table:table-cell>
          <table:table-cell table:formula="of:=-0.03*([.$A73]-[.D$3])*([.$A73]-[.E$3])" office:value-type="float" office:value="-3.15" calcext:value-type="float">
            <text:p>-3.15</text:p>
          </table:table-cell>
          <table:table-cell table:formula="of:=-0.03*([.$A73]-[.E$3])*([.$A73]-[.F$3])" office:value-type="float" office:value="-13.6171875" calcext:value-type="float">
            <text:p>-13.6171875</text:p>
          </table:table-cell>
          <table:table-cell table:formula="of:=-0.03*([.$A73]-[.F$3])*([.$A73]-[.G$3])" office:value-type="float" office:value="-24.121875" calcext:value-type="float">
            <text:p>-24.121875</text:p>
          </table:table-cell>
          <table:table-cell/>
          <table:table-cell table:formula="of:=MAX([.B73:.F73])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-0.03*([.$A74]-[.B$3])*([.$A74]-[.C$3])" office:value-type="float" office:value="-9" calcext:value-type="float">
            <text:p>-9</text:p>
          </table:table-cell>
          <table:table-cell table:formula="of:=-0.03*([.$A74]-[.C$3])*([.$A74]-[.D$3])" office:value-type="float" office:value="1.5" calcext:value-type="float">
            <text:p>1.5</text:p>
          </table:table-cell>
          <table:table-cell table:formula="of:=-0.03*([.$A74]-[.D$3])*([.$A74]-[.E$3])" office:value-type="float" office:value="-2.475" calcext:value-type="float">
            <text:p>-2.475</text:p>
          </table:table-cell>
          <table:table-cell table:formula="of:=-0.03*([.$A74]-[.E$3])*([.$A74]-[.F$3])" office:value-type="float" office:value="-12.3440625" calcext:value-type="float">
            <text:p>-12.3440625</text:p>
          </table:table-cell>
          <table:table-cell table:formula="of:=-0.03*([.$A74]-[.F$3])*([.$A74]-[.G$3])" office:value-type="float" office:value="-22.44375" calcext:value-type="float">
            <text:p>-22.44375</text:p>
          </table:table-cell>
          <table:table-cell/>
          <table:table-cell table:formula="of:=MAX([.B74:.F74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-0.03*([.$A75]-[.B$3])*([.$A75]-[.C$3])" office:value-type="float" office:value="-10.23" calcext:value-type="float">
            <text:p>-10.23</text:p>
          </table:table-cell>
          <table:table-cell table:formula="of:=-0.03*([.$A75]-[.C$3])*([.$A75]-[.D$3])" office:value-type="float" office:value="1.32" calcext:value-type="float">
            <text:p>1.32</text:p>
          </table:table-cell>
          <table:table-cell table:formula="of:=-0.03*([.$A75]-[.D$3])*([.$A75]-[.E$3])" office:value-type="float" office:value="-1.86" calcext:value-type="float">
            <text:p>-1.86</text:p>
          </table:table-cell>
          <table:table-cell table:formula="of:=-0.03*([.$A75]-[.E$3])*([.$A75]-[.F$3])" office:value-type="float" office:value="-11.1309375" calcext:value-type="float">
            <text:p>-11.1309375</text:p>
          </table:table-cell>
          <table:table-cell table:formula="of:=-0.03*([.$A75]-[.F$3])*([.$A75]-[.G$3])" office:value-type="float" office:value="-20.825625" calcext:value-type="float">
            <text:p>-20.825625</text:p>
          </table:table-cell>
          <table:table-cell/>
          <table:table-cell table:formula="of:=MAX([.B75:.F75])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0.03*([.$A76]-[.B$3])*([.$A76]-[.C$3])" office:value-type="float" office:value="-11.52" calcext:value-type="float">
            <text:p>-11.52</text:p>
          </table:table-cell>
          <table:table-cell table:formula="of:=-0.03*([.$A76]-[.C$3])*([.$A76]-[.D$3])" office:value-type="float" office:value="1.08" calcext:value-type="float">
            <text:p>1.08</text:p>
          </table:table-cell>
          <table:table-cell table:formula="of:=-0.03*([.$A76]-[.D$3])*([.$A76]-[.E$3])" office:value-type="float" office:value="-1.305" calcext:value-type="float">
            <text:p>-1.305</text:p>
          </table:table-cell>
          <table:table-cell table:formula="of:=-0.03*([.$A76]-[.E$3])*([.$A76]-[.F$3])" office:value-type="float" office:value="-9.9778125" calcext:value-type="float">
            <text:p>-9.9778125</text:p>
          </table:table-cell>
          <table:table-cell table:formula="of:=-0.03*([.$A76]-[.F$3])*([.$A76]-[.G$3])" office:value-type="float" office:value="-19.2675" calcext:value-type="float">
            <text:p>-19.2675</text:p>
          </table:table-cell>
          <table:table-cell/>
          <table:table-cell table:formula="of:=MAX([.B76:.F76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-0.03*([.$A77]-[.B$3])*([.$A77]-[.C$3])" office:value-type="float" office:value="-12.87" calcext:value-type="float">
            <text:p>-12.87</text:p>
          </table:table-cell>
          <table:table-cell table:formula="of:=-0.03*([.$A77]-[.C$3])*([.$A77]-[.D$3])" office:value-type="float" office:value="0.78" calcext:value-type="float">
            <text:p>0.78</text:p>
          </table:table-cell>
          <table:table-cell table:formula="of:=-0.03*([.$A77]-[.D$3])*([.$A77]-[.E$3])" office:value-type="float" office:value="-0.81" calcext:value-type="float">
            <text:p>-0.81</text:p>
          </table:table-cell>
          <table:table-cell table:formula="of:=-0.03*([.$A77]-[.E$3])*([.$A77]-[.F$3])" office:value-type="float" office:value="-8.8846875" calcext:value-type="float">
            <text:p>-8.8846875</text:p>
          </table:table-cell>
          <table:table-cell table:formula="of:=-0.03*([.$A77]-[.F$3])*([.$A77]-[.G$3])" office:value-type="float" office:value="-17.769375" calcext:value-type="float">
            <text:p>-17.769375</text:p>
          </table:table-cell>
          <table:table-cell/>
          <table:table-cell table:formula="of:=MAX([.B77:.F77]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-0.03*([.$A78]-[.B$3])*([.$A78]-[.C$3])" office:value-type="float" office:value="-14.28" calcext:value-type="float">
            <text:p>-14.28</text:p>
          </table:table-cell>
          <table:table-cell table:formula="of:=-0.03*([.$A78]-[.C$3])*([.$A78]-[.D$3])" office:value-type="float" office:value="0.42" calcext:value-type="float">
            <text:p>0.42</text:p>
          </table:table-cell>
          <table:table-cell table:formula="of:=-0.03*([.$A78]-[.D$3])*([.$A78]-[.E$3])" office:value-type="float" office:value="-0.375" calcext:value-type="float">
            <text:p>-0.375</text:p>
          </table:table-cell>
          <table:table-cell table:formula="of:=-0.03*([.$A78]-[.E$3])*([.$A78]-[.F$3])" office:value-type="float" office:value="-7.8515625" calcext:value-type="float">
            <text:p>-7.8515625</text:p>
          </table:table-cell>
          <table:table-cell table:formula="of:=-0.03*([.$A78]-[.F$3])*([.$A78]-[.G$3])" office:value-type="float" office:value="-16.33125" calcext:value-type="float">
            <text:p>-16.33125</text:p>
          </table:table-cell>
          <table:table-cell/>
          <table:table-cell table:formula="of:=MAX([.B78:.F78]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0.03*([.$A79]-[.B$3])*([.$A79]-[.C$3])" office:value-type="float" office:value="-15.75" calcext:value-type="float">
            <text:p>-15.75</text:p>
          </table:table-cell>
          <table:table-cell table:formula="of:=-0.03*([.$A79]-[.C$3])*([.$A79]-[.D$3])" office:value-type="float" office:value="-0" calcext:value-type="float">
            <text:p>0</text:p>
          </table:table-cell>
          <table:table-cell table:formula="of:=-0.03*([.$A79]-[.D$3])*([.$A79]-[.E$3])" office:value-type="float" office:value="0" calcext:value-type="float">
            <text:p>0</text:p>
          </table:table-cell>
          <table:table-cell table:formula="of:=-0.03*([.$A79]-[.E$3])*([.$A79]-[.F$3])" office:value-type="float" office:value="-6.8784375" calcext:value-type="float">
            <text:p>-6.8784375</text:p>
          </table:table-cell>
          <table:table-cell table:formula="of:=-0.03*([.$A79]-[.F$3])*([.$A79]-[.G$3])" office:value-type="float" office:value="-14.953125" calcext:value-type="float">
            <text:p>-14.953125</text:p>
          </table:table-cell>
          <table:table-cell/>
          <table:table-cell table:formula="of:=MAX([.B79:.F7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-0.03*([.$A80]-[.B$3])*([.$A80]-[.C$3])" office:value-type="float" office:value="-17.28" calcext:value-type="float">
            <text:p>-17.28</text:p>
          </table:table-cell>
          <table:table-cell table:formula="of:=-0.03*([.$A80]-[.C$3])*([.$A80]-[.D$3])" office:value-type="float" office:value="-0.48" calcext:value-type="float">
            <text:p>-0.48</text:p>
          </table:table-cell>
          <table:table-cell table:formula="of:=-0.03*([.$A80]-[.D$3])*([.$A80]-[.E$3])" office:value-type="float" office:value="0.315" calcext:value-type="float">
            <text:p>0.315</text:p>
          </table:table-cell>
          <table:table-cell table:formula="of:=-0.03*([.$A80]-[.E$3])*([.$A80]-[.F$3])" office:value-type="float" office:value="-5.9653125" calcext:value-type="float">
            <text:p>-5.9653125</text:p>
          </table:table-cell>
          <table:table-cell table:formula="of:=-0.03*([.$A80]-[.F$3])*([.$A80]-[.G$3])" office:value-type="float" office:value="-13.635" calcext:value-type="float">
            <text:p>-13.635</text:p>
          </table:table-cell>
          <table:table-cell/>
          <table:table-cell table:formula="of:=MAX([.B80:.F80])"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-0.03*([.$A81]-[.B$3])*([.$A81]-[.C$3])" office:value-type="float" office:value="-18.87" calcext:value-type="float">
            <text:p>-18.87</text:p>
          </table:table-cell>
          <table:table-cell table:formula="of:=-0.03*([.$A81]-[.C$3])*([.$A81]-[.D$3])" office:value-type="float" office:value="-1.02" calcext:value-type="float">
            <text:p>-1.02</text:p>
          </table:table-cell>
          <table:table-cell table:formula="of:=-0.03*([.$A81]-[.D$3])*([.$A81]-[.E$3])" office:value-type="float" office:value="0.57" calcext:value-type="float">
            <text:p>0.57</text:p>
          </table:table-cell>
          <table:table-cell table:formula="of:=-0.03*([.$A81]-[.E$3])*([.$A81]-[.F$3])" office:value-type="float" office:value="-5.1121875" calcext:value-type="float">
            <text:p>-5.1121875</text:p>
          </table:table-cell>
          <table:table-cell table:formula="of:=-0.03*([.$A81]-[.F$3])*([.$A81]-[.G$3])" office:value-type="float" office:value="-12.376875" calcext:value-type="float">
            <text:p>-12.376875</text:p>
          </table:table-cell>
          <table:table-cell/>
          <table:table-cell table:formula="of:=MAX([.B81:.F81]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0.03*([.$A82]-[.B$3])*([.$A82]-[.C$3])" office:value-type="float" office:value="-20.52" calcext:value-type="float">
            <text:p>-20.52</text:p>
          </table:table-cell>
          <table:table-cell table:formula="of:=-0.03*([.$A82]-[.C$3])*([.$A82]-[.D$3])" office:value-type="float" office:value="-1.62" calcext:value-type="float">
            <text:p>-1.62</text:p>
          </table:table-cell>
          <table:table-cell table:formula="of:=-0.03*([.$A82]-[.D$3])*([.$A82]-[.E$3])" office:value-type="float" office:value="0.765" calcext:value-type="float">
            <text:p>0.765</text:p>
          </table:table-cell>
          <table:table-cell table:formula="of:=-0.03*([.$A82]-[.E$3])*([.$A82]-[.F$3])" office:value-type="float" office:value="-4.3190625" calcext:value-type="float">
            <text:p>-4.3190625</text:p>
          </table:table-cell>
          <table:table-cell table:formula="of:=-0.03*([.$A82]-[.F$3])*([.$A82]-[.G$3])" office:value-type="float" office:value="-11.17875" calcext:value-type="float">
            <text:p>-11.17875</text:p>
          </table:table-cell>
          <table:table-cell/>
          <table:table-cell table:formula="of:=MAX([.B82:.F82])"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-0.03*([.$A83]-[.B$3])*([.$A83]-[.C$3])" office:value-type="float" office:value="-22.23" calcext:value-type="float">
            <text:p>-22.23</text:p>
          </table:table-cell>
          <table:table-cell table:formula="of:=-0.03*([.$A83]-[.C$3])*([.$A83]-[.D$3])" office:value-type="float" office:value="-2.28" calcext:value-type="float">
            <text:p>-2.28</text:p>
          </table:table-cell>
          <table:table-cell table:formula="of:=-0.03*([.$A83]-[.D$3])*([.$A83]-[.E$3])" office:value-type="float" office:value="0.9" calcext:value-type="float">
            <text:p>0.9</text:p>
          </table:table-cell>
          <table:table-cell table:formula="of:=-0.03*([.$A83]-[.E$3])*([.$A83]-[.F$3])" office:value-type="float" office:value="-3.5859375" calcext:value-type="float">
            <text:p>-3.5859375</text:p>
          </table:table-cell>
          <table:table-cell table:formula="of:=-0.03*([.$A83]-[.F$3])*([.$A83]-[.G$3])" office:value-type="float" office:value="-10.040625" calcext:value-type="float">
            <text:p>-10.040625</text:p>
          </table:table-cell>
          <table:table-cell/>
          <table:table-cell table:formula="of:=MAX([.B83:.F83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0.03*([.$A84]-[.B$3])*([.$A84]-[.C$3])" office:value-type="float" office:value="-24" calcext:value-type="float">
            <text:p>-24</text:p>
          </table:table-cell>
          <table:table-cell table:formula="of:=-0.03*([.$A84]-[.C$3])*([.$A84]-[.D$3])" office:value-type="float" office:value="-3" calcext:value-type="float">
            <text:p>-3</text:p>
          </table:table-cell>
          <table:table-cell table:formula="of:=-0.03*([.$A84]-[.D$3])*([.$A84]-[.E$3])" office:value-type="float" office:value="0.975" calcext:value-type="float">
            <text:p>0.975</text:p>
          </table:table-cell>
          <table:table-cell table:formula="of:=-0.03*([.$A84]-[.E$3])*([.$A84]-[.F$3])" office:value-type="float" office:value="-2.9128125" calcext:value-type="float">
            <text:p>-2.9128125</text:p>
          </table:table-cell>
          <table:table-cell table:formula="of:=-0.03*([.$A84]-[.F$3])*([.$A84]-[.G$3])" office:value-type="float" office:value="-8.9625" calcext:value-type="float">
            <text:p>-8.9625</text:p>
          </table:table-cell>
          <table:table-cell/>
          <table:table-cell table:formula="of:=MAX([.B84:.F84])"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0.03*([.$A85]-[.B$3])*([.$A85]-[.C$3])" office:value-type="float" office:value="-25.83" calcext:value-type="float">
            <text:p>-25.83</text:p>
          </table:table-cell>
          <table:table-cell table:formula="of:=-0.03*([.$A85]-[.C$3])*([.$A85]-[.D$3])" office:value-type="float" office:value="-3.78" calcext:value-type="float">
            <text:p>-3.78</text:p>
          </table:table-cell>
          <table:table-cell table:formula="of:=-0.03*([.$A85]-[.D$3])*([.$A85]-[.E$3])" office:value-type="float" office:value="0.99" calcext:value-type="float">
            <text:p>0.99</text:p>
          </table:table-cell>
          <table:table-cell table:formula="of:=-0.03*([.$A85]-[.E$3])*([.$A85]-[.F$3])" office:value-type="float" office:value="-2.2996875" calcext:value-type="float">
            <text:p>-2.2996875</text:p>
          </table:table-cell>
          <table:table-cell table:formula="of:=-0.03*([.$A85]-[.F$3])*([.$A85]-[.G$3])" office:value-type="float" office:value="-7.944375" calcext:value-type="float">
            <text:p>-7.944375</text:p>
          </table:table-cell>
          <table:table-cell/>
          <table:table-cell table:formula="of:=MAX([.B85:.F85]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-0.03*([.$A86]-[.B$3])*([.$A86]-[.C$3])" office:value-type="float" office:value="-27.72" calcext:value-type="float">
            <text:p>-27.72</text:p>
          </table:table-cell>
          <table:table-cell table:formula="of:=-0.03*([.$A86]-[.C$3])*([.$A86]-[.D$3])" office:value-type="float" office:value="-4.62" calcext:value-type="float">
            <text:p>-4.62</text:p>
          </table:table-cell>
          <table:table-cell table:formula="of:=-0.03*([.$A86]-[.D$3])*([.$A86]-[.E$3])" office:value-type="float" office:value="0.945" calcext:value-type="float">
            <text:p>0.945</text:p>
          </table:table-cell>
          <table:table-cell table:formula="of:=-0.03*([.$A86]-[.E$3])*([.$A86]-[.F$3])" office:value-type="float" office:value="-1.7465625" calcext:value-type="float">
            <text:p>-1.7465625</text:p>
          </table:table-cell>
          <table:table-cell table:formula="of:=-0.03*([.$A86]-[.F$3])*([.$A86]-[.G$3])" office:value-type="float" office:value="-6.98625" calcext:value-type="float">
            <text:p>-6.98625</text:p>
          </table:table-cell>
          <table:table-cell/>
          <table:table-cell table:formula="of:=MAX([.B86:.F86])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-0.03*([.$A87]-[.B$3])*([.$A87]-[.C$3])" office:value-type="float" office:value="-29.67" calcext:value-type="float">
            <text:p>-29.67</text:p>
          </table:table-cell>
          <table:table-cell table:formula="of:=-0.03*([.$A87]-[.C$3])*([.$A87]-[.D$3])" office:value-type="float" office:value="-5.52" calcext:value-type="float">
            <text:p>-5.52</text:p>
          </table:table-cell>
          <table:table-cell table:formula="of:=-0.03*([.$A87]-[.D$3])*([.$A87]-[.E$3])" office:value-type="float" office:value="0.84" calcext:value-type="float">
            <text:p>0.84</text:p>
          </table:table-cell>
          <table:table-cell table:formula="of:=-0.03*([.$A87]-[.E$3])*([.$A87]-[.F$3])" office:value-type="float" office:value="-1.2534375" calcext:value-type="float">
            <text:p>-1.2534375</text:p>
          </table:table-cell>
          <table:table-cell table:formula="of:=-0.03*([.$A87]-[.F$3])*([.$A87]-[.G$3])" office:value-type="float" office:value="-6.088125" calcext:value-type="float">
            <text:p>-6.088125</text:p>
          </table:table-cell>
          <table:table-cell/>
          <table:table-cell table:formula="of:=MAX([.B87:.F87]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0.03*([.$A88]-[.B$3])*([.$A88]-[.C$3])" office:value-type="float" office:value="-31.68" calcext:value-type="float">
            <text:p>-31.68</text:p>
          </table:table-cell>
          <table:table-cell table:formula="of:=-0.03*([.$A88]-[.C$3])*([.$A88]-[.D$3])" office:value-type="float" office:value="-6.48" calcext:value-type="float">
            <text:p>-6.48</text:p>
          </table:table-cell>
          <table:table-cell table:formula="of:=-0.03*([.$A88]-[.D$3])*([.$A88]-[.E$3])" office:value-type="float" office:value="0.675" calcext:value-type="float">
            <text:p>0.675</text:p>
          </table:table-cell>
          <table:table-cell table:formula="of:=-0.03*([.$A88]-[.E$3])*([.$A88]-[.F$3])" office:value-type="float" office:value="-0.8203125" calcext:value-type="float">
            <text:p>-0.8203125</text:p>
          </table:table-cell>
          <table:table-cell table:formula="of:=-0.03*([.$A88]-[.F$3])*([.$A88]-[.G$3])" office:value-type="float" office:value="-5.25" calcext:value-type="float">
            <text:p>-5.25</text:p>
          </table:table-cell>
          <table:table-cell/>
          <table:table-cell table:formula="of:=MAX([.B88:.F88])"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-0.03*([.$A89]-[.B$3])*([.$A89]-[.C$3])" office:value-type="float" office:value="-33.75" calcext:value-type="float">
            <text:p>-33.75</text:p>
          </table:table-cell>
          <table:table-cell table:formula="of:=-0.03*([.$A89]-[.C$3])*([.$A89]-[.D$3])" office:value-type="float" office:value="-7.5" calcext:value-type="float">
            <text:p>-7.5</text:p>
          </table:table-cell>
          <table:table-cell table:formula="of:=-0.03*([.$A89]-[.D$3])*([.$A89]-[.E$3])" office:value-type="float" office:value="0.45" calcext:value-type="float">
            <text:p>0.45</text:p>
          </table:table-cell>
          <table:table-cell table:formula="of:=-0.03*([.$A89]-[.E$3])*([.$A89]-[.F$3])" office:value-type="float" office:value="-0.4471875" calcext:value-type="float">
            <text:p>-0.4471875</text:p>
          </table:table-cell>
          <table:table-cell table:formula="of:=-0.03*([.$A89]-[.F$3])*([.$A89]-[.G$3])" office:value-type="float" office:value="-4.471875" calcext:value-type="float">
            <text:p>-4.471875</text:p>
          </table:table-cell>
          <table:table-cell/>
          <table:table-cell table:formula="of:=MAX([.B89:.F89]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-0.03*([.$A90]-[.B$3])*([.$A90]-[.C$3])" office:value-type="float" office:value="-35.88" calcext:value-type="float">
            <text:p>-35.88</text:p>
          </table:table-cell>
          <table:table-cell table:formula="of:=-0.03*([.$A90]-[.C$3])*([.$A90]-[.D$3])" office:value-type="float" office:value="-8.58" calcext:value-type="float">
            <text:p>-8.58</text:p>
          </table:table-cell>
          <table:table-cell table:formula="of:=-0.03*([.$A90]-[.D$3])*([.$A90]-[.E$3])" office:value-type="float" office:value="0.165" calcext:value-type="float">
            <text:p>0.165</text:p>
          </table:table-cell>
          <table:table-cell table:formula="of:=-0.03*([.$A90]-[.E$3])*([.$A90]-[.F$3])" office:value-type="float" office:value="-0.1340625" calcext:value-type="float">
            <text:p>-0.1340625</text:p>
          </table:table-cell>
          <table:table-cell table:formula="of:=-0.03*([.$A90]-[.F$3])*([.$A90]-[.G$3])" office:value-type="float" office:value="-3.75375" calcext:value-type="float">
            <text:p>-3.75375</text:p>
          </table:table-cell>
          <table:table-cell/>
          <table:table-cell table:formula="of:=MAX([.B90:.F90])"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0.03*([.$A91]-[.B$3])*([.$A91]-[.C$3])" office:value-type="float" office:value="-38.07" calcext:value-type="float">
            <text:p>-38.07</text:p>
          </table:table-cell>
          <table:table-cell table:formula="of:=-0.03*([.$A91]-[.C$3])*([.$A91]-[.D$3])" office:value-type="float" office:value="-9.72" calcext:value-type="float">
            <text:p>-9.72</text:p>
          </table:table-cell>
          <table:table-cell table:formula="of:=-0.03*([.$A91]-[.D$3])*([.$A91]-[.E$3])" office:value-type="float" office:value="-0.18" calcext:value-type="float">
            <text:p>-0.18</text:p>
          </table:table-cell>
          <table:table-cell table:formula="of:=-0.03*([.$A91]-[.E$3])*([.$A91]-[.F$3])" office:value-type="float" office:value="0.1190625" calcext:value-type="float">
            <text:p>0.1190625</text:p>
          </table:table-cell>
          <table:table-cell table:formula="of:=-0.03*([.$A91]-[.F$3])*([.$A91]-[.G$3])" office:value-type="float" office:value="-3.095625" calcext:value-type="float">
            <text:p>-3.095625</text:p>
          </table:table-cell>
          <table:table-cell/>
          <table:table-cell table:formula="of:=MAX([.B91:.F91])" office:value-type="float" office:value="0.1190625" calcext:value-type="float">
            <text:p>0.1190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-0.03*([.$A92]-[.B$3])*([.$A92]-[.C$3])" office:value-type="float" office:value="-40.32" calcext:value-type="float">
            <text:p>-40.32</text:p>
          </table:table-cell>
          <table:table-cell table:formula="of:=-0.03*([.$A92]-[.C$3])*([.$A92]-[.D$3])" office:value-type="float" office:value="-10.92" calcext:value-type="float">
            <text:p>-10.92</text:p>
          </table:table-cell>
          <table:table-cell table:formula="of:=-0.03*([.$A92]-[.D$3])*([.$A92]-[.E$3])" office:value-type="float" office:value="-0.585" calcext:value-type="float">
            <text:p>-0.585</text:p>
          </table:table-cell>
          <table:table-cell table:formula="of:=-0.03*([.$A92]-[.E$3])*([.$A92]-[.F$3])" office:value-type="float" office:value="0.3121875" calcext:value-type="float">
            <text:p>0.3121875</text:p>
          </table:table-cell>
          <table:table-cell table:formula="of:=-0.03*([.$A92]-[.F$3])*([.$A92]-[.G$3])" office:value-type="float" office:value="-2.4975" calcext:value-type="float">
            <text:p>-2.4975</text:p>
          </table:table-cell>
          <table:table-cell/>
          <table:table-cell table:formula="of:=MAX([.B92:.F92])" office:value-type="float" office:value="0.3121875" calcext:value-type="float">
            <text:p>0.31218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-0.03*([.$A93]-[.B$3])*([.$A93]-[.C$3])" office:value-type="float" office:value="-42.63" calcext:value-type="float">
            <text:p>-42.63</text:p>
          </table:table-cell>
          <table:table-cell table:formula="of:=-0.03*([.$A93]-[.C$3])*([.$A93]-[.D$3])" office:value-type="float" office:value="-12.18" calcext:value-type="float">
            <text:p>-12.18</text:p>
          </table:table-cell>
          <table:table-cell table:formula="of:=-0.03*([.$A93]-[.D$3])*([.$A93]-[.E$3])" office:value-type="float" office:value="-1.05" calcext:value-type="float">
            <text:p>-1.05</text:p>
          </table:table-cell>
          <table:table-cell table:formula="of:=-0.03*([.$A93]-[.E$3])*([.$A93]-[.F$3])" office:value-type="float" office:value="0.4453125" calcext:value-type="float">
            <text:p>0.4453125</text:p>
          </table:table-cell>
          <table:table-cell table:formula="of:=-0.03*([.$A93]-[.F$3])*([.$A93]-[.G$3])" office:value-type="float" office:value="-1.959375" calcext:value-type="float">
            <text:p>-1.959375</text:p>
          </table:table-cell>
          <table:table-cell/>
          <table:table-cell table:formula="of:=MAX([.B93:.F93])" office:value-type="float" office:value="0.4453125" calcext:value-type="float">
            <text:p>0.4453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0.03*([.$A94]-[.B$3])*([.$A94]-[.C$3])" office:value-type="float" office:value="-45" calcext:value-type="float">
            <text:p>-45</text:p>
          </table:table-cell>
          <table:table-cell table:formula="of:=-0.03*([.$A94]-[.C$3])*([.$A94]-[.D$3])" office:value-type="float" office:value="-13.5" calcext:value-type="float">
            <text:p>-13.5</text:p>
          </table:table-cell>
          <table:table-cell table:formula="of:=-0.03*([.$A94]-[.D$3])*([.$A94]-[.E$3])" office:value-type="float" office:value="-1.575" calcext:value-type="float">
            <text:p>-1.575</text:p>
          </table:table-cell>
          <table:table-cell table:formula="of:=-0.03*([.$A94]-[.E$3])*([.$A94]-[.F$3])" office:value-type="float" office:value="0.5184375" calcext:value-type="float">
            <text:p>0.5184375</text:p>
          </table:table-cell>
          <table:table-cell table:formula="of:=-0.03*([.$A94]-[.F$3])*([.$A94]-[.G$3])" office:value-type="float" office:value="-1.48125" calcext:value-type="float">
            <text:p>-1.48125</text:p>
          </table:table-cell>
          <table:table-cell/>
          <table:table-cell table:formula="of:=MAX([.B94:.F94])" office:value-type="float" office:value="0.5184375" calcext:value-type="float">
            <text:p>0.51843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-0.03*([.$A95]-[.B$3])*([.$A95]-[.C$3])" office:value-type="float" office:value="-47.43" calcext:value-type="float">
            <text:p>-47.43</text:p>
          </table:table-cell>
          <table:table-cell table:formula="of:=-0.03*([.$A95]-[.C$3])*([.$A95]-[.D$3])" office:value-type="float" office:value="-14.88" calcext:value-type="float">
            <text:p>-14.88</text:p>
          </table:table-cell>
          <table:table-cell table:formula="of:=-0.03*([.$A95]-[.D$3])*([.$A95]-[.E$3])" office:value-type="float" office:value="-2.16" calcext:value-type="float">
            <text:p>-2.16</text:p>
          </table:table-cell>
          <table:table-cell table:formula="of:=-0.03*([.$A95]-[.E$3])*([.$A95]-[.F$3])" office:value-type="float" office:value="0.5315625" calcext:value-type="float">
            <text:p>0.5315625</text:p>
          </table:table-cell>
          <table:table-cell table:formula="of:=-0.03*([.$A95]-[.F$3])*([.$A95]-[.G$3])" office:value-type="float" office:value="-1.063125" calcext:value-type="float">
            <text:p>-1.063125</text:p>
          </table:table-cell>
          <table:table-cell/>
          <table:table-cell table:formula="of:=MAX([.B95:.F95])" office:value-type="float" office:value="0.5315625" calcext:value-type="float">
            <text:p>0.53156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-0.03*([.$A96]-[.B$3])*([.$A96]-[.C$3])" office:value-type="float" office:value="-49.92" calcext:value-type="float">
            <text:p>-49.92</text:p>
          </table:table-cell>
          <table:table-cell table:formula="of:=-0.03*([.$A96]-[.C$3])*([.$A96]-[.D$3])" office:value-type="float" office:value="-16.32" calcext:value-type="float">
            <text:p>-16.32</text:p>
          </table:table-cell>
          <table:table-cell table:formula="of:=-0.03*([.$A96]-[.D$3])*([.$A96]-[.E$3])" office:value-type="float" office:value="-2.805" calcext:value-type="float">
            <text:p>-2.805</text:p>
          </table:table-cell>
          <table:table-cell table:formula="of:=-0.03*([.$A96]-[.E$3])*([.$A96]-[.F$3])" office:value-type="float" office:value="0.4846875" calcext:value-type="float">
            <text:p>0.4846875</text:p>
          </table:table-cell>
          <table:table-cell table:formula="of:=-0.03*([.$A96]-[.F$3])*([.$A96]-[.G$3])" office:value-type="float" office:value="-0.705" calcext:value-type="float">
            <text:p>-0.705</text:p>
          </table:table-cell>
          <table:table-cell/>
          <table:table-cell table:formula="of:=MAX([.B96:.F96])" office:value-type="float" office:value="0.4846875" calcext:value-type="float">
            <text:p>0.48468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-0.03*([.$A97]-[.B$3])*([.$A97]-[.C$3])" office:value-type="float" office:value="-52.47" calcext:value-type="float">
            <text:p>-52.47</text:p>
          </table:table-cell>
          <table:table-cell table:formula="of:=-0.03*([.$A97]-[.C$3])*([.$A97]-[.D$3])" office:value-type="float" office:value="-17.82" calcext:value-type="float">
            <text:p>-17.82</text:p>
          </table:table-cell>
          <table:table-cell table:formula="of:=-0.03*([.$A97]-[.D$3])*([.$A97]-[.E$3])" office:value-type="float" office:value="-3.51" calcext:value-type="float">
            <text:p>-3.51</text:p>
          </table:table-cell>
          <table:table-cell table:formula="of:=-0.03*([.$A97]-[.E$3])*([.$A97]-[.F$3])" office:value-type="float" office:value="0.3778125" calcext:value-type="float">
            <text:p>0.3778125</text:p>
          </table:table-cell>
          <table:table-cell table:formula="of:=-0.03*([.$A97]-[.F$3])*([.$A97]-[.G$3])" office:value-type="float" office:value="-0.406875" calcext:value-type="float">
            <text:p>-0.406875</text:p>
          </table:table-cell>
          <table:table-cell/>
          <table:table-cell table:formula="of:=MAX([.B97:.F97])" office:value-type="float" office:value="0.3778125" calcext:value-type="float">
            <text:p>0.3778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-0.03*([.$A98]-[.B$3])*([.$A98]-[.C$3])" office:value-type="float" office:value="-55.08" calcext:value-type="float">
            <text:p>-55.08</text:p>
          </table:table-cell>
          <table:table-cell table:formula="of:=-0.03*([.$A98]-[.C$3])*([.$A98]-[.D$3])" office:value-type="float" office:value="-19.38" calcext:value-type="float">
            <text:p>-19.38</text:p>
          </table:table-cell>
          <table:table-cell table:formula="of:=-0.03*([.$A98]-[.D$3])*([.$A98]-[.E$3])" office:value-type="float" office:value="-4.275" calcext:value-type="float">
            <text:p>-4.275</text:p>
          </table:table-cell>
          <table:table-cell table:formula="of:=-0.03*([.$A98]-[.E$3])*([.$A98]-[.F$3])" office:value-type="float" office:value="0.2109375" calcext:value-type="float">
            <text:p>0.2109375</text:p>
          </table:table-cell>
          <table:table-cell table:formula="of:=-0.03*([.$A98]-[.F$3])*([.$A98]-[.G$3])" office:value-type="float" office:value="-0.16875" calcext:value-type="float">
            <text:p>-0.16875</text:p>
          </table:table-cell>
          <table:table-cell/>
          <table:table-cell table:formula="of:=MAX([.B98:.F98])" office:value-type="float" office:value="0.2109375" calcext:value-type="float">
            <text:p>0.21093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-0.03*([.$A99]-[.B$3])*([.$A99]-[.C$3])" office:value-type="float" office:value="-57.75" calcext:value-type="float">
            <text:p>-57.75</text:p>
          </table:table-cell>
          <table:table-cell table:formula="of:=-0.03*([.$A99]-[.C$3])*([.$A99]-[.D$3])" office:value-type="float" office:value="-21" calcext:value-type="float">
            <text:p>-21</text:p>
          </table:table-cell>
          <table:table-cell table:formula="of:=-0.03*([.$A99]-[.D$3])*([.$A99]-[.E$3])" office:value-type="float" office:value="-5.1" calcext:value-type="float">
            <text:p>-5.1</text:p>
          </table:table-cell>
          <table:table-cell table:formula="of:=-0.03*([.$A99]-[.E$3])*([.$A99]-[.F$3])" office:value-type="float" office:value="-0.0159375" calcext:value-type="float">
            <text:p>-0.0159375</text:p>
          </table:table-cell>
          <table:table-cell table:formula="of:=-0.03*([.$A99]-[.F$3])*([.$A99]-[.G$3])" office:value-type="float" office:value="0.009375" calcext:value-type="float">
            <text:p>0.009375</text:p>
          </table:table-cell>
          <table:table-cell/>
          <table:table-cell table:formula="of:=MAX([.B99:.F99])" office:value-type="float" office:value="0.009375" calcext:value-type="float">
            <text:p>0.0093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-0.03*([.$A100]-[.B$3])*([.$A100]-[.C$3])" office:value-type="float" office:value="-60.48" calcext:value-type="float">
            <text:p>-60.48</text:p>
          </table:table-cell>
          <table:table-cell table:formula="of:=-0.03*([.$A100]-[.C$3])*([.$A100]-[.D$3])" office:value-type="float" office:value="-22.68" calcext:value-type="float">
            <text:p>-22.68</text:p>
          </table:table-cell>
          <table:table-cell table:formula="of:=-0.03*([.$A100]-[.D$3])*([.$A100]-[.E$3])" office:value-type="float" office:value="-5.985" calcext:value-type="float">
            <text:p>-5.985</text:p>
          </table:table-cell>
          <table:table-cell table:formula="of:=-0.03*([.$A100]-[.E$3])*([.$A100]-[.F$3])" office:value-type="float" office:value="-0.3028125" calcext:value-type="float">
            <text:p>-0.3028125</text:p>
          </table:table-cell>
          <table:table-cell table:formula="of:=-0.03*([.$A100]-[.F$3])*([.$A100]-[.G$3])" office:value-type="float" office:value="0.1275" calcext:value-type="float">
            <text:p>0.1275</text:p>
          </table:table-cell>
          <table:table-cell/>
          <table:table-cell table:formula="of:=MAX([.B100:.F100])"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-0.03*([.$A101]-[.B$3])*([.$A101]-[.C$3])" office:value-type="float" office:value="-63.27" calcext:value-type="float">
            <text:p>-63.27</text:p>
          </table:table-cell>
          <table:table-cell table:formula="of:=-0.03*([.$A101]-[.C$3])*([.$A101]-[.D$3])" office:value-type="float" office:value="-24.42" calcext:value-type="float">
            <text:p>-24.42</text:p>
          </table:table-cell>
          <table:table-cell table:formula="of:=-0.03*([.$A101]-[.D$3])*([.$A101]-[.E$3])" office:value-type="float" office:value="-6.93" calcext:value-type="float">
            <text:p>-6.93</text:p>
          </table:table-cell>
          <table:table-cell table:formula="of:=-0.03*([.$A101]-[.E$3])*([.$A101]-[.F$3])" office:value-type="float" office:value="-0.6496875" calcext:value-type="float">
            <text:p>-0.6496875</text:p>
          </table:table-cell>
          <table:table-cell table:formula="of:=-0.03*([.$A101]-[.F$3])*([.$A101]-[.G$3])" office:value-type="float" office:value="0.185625" calcext:value-type="float">
            <text:p>0.185625</text:p>
          </table:table-cell>
          <table:table-cell/>
          <table:table-cell table:formula="of:=MAX([.B101:.F101])" office:value-type="float" office:value="0.185625" calcext:value-type="float">
            <text:p>0.1856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-0.03*([.$A102]-[.B$3])*([.$A102]-[.C$3])" office:value-type="float" office:value="-66.12" calcext:value-type="float">
            <text:p>-66.12</text:p>
          </table:table-cell>
          <table:table-cell table:formula="of:=-0.03*([.$A102]-[.C$3])*([.$A102]-[.D$3])" office:value-type="float" office:value="-26.22" calcext:value-type="float">
            <text:p>-26.22</text:p>
          </table:table-cell>
          <table:table-cell table:formula="of:=-0.03*([.$A102]-[.D$3])*([.$A102]-[.E$3])" office:value-type="float" office:value="-7.935" calcext:value-type="float">
            <text:p>-7.935</text:p>
          </table:table-cell>
          <table:table-cell table:formula="of:=-0.03*([.$A102]-[.E$3])*([.$A102]-[.F$3])" office:value-type="float" office:value="-1.0565625" calcext:value-type="float">
            <text:p>-1.0565625</text:p>
          </table:table-cell>
          <table:table-cell table:formula="of:=-0.03*([.$A102]-[.F$3])*([.$A102]-[.G$3])" office:value-type="float" office:value="0.18375" calcext:value-type="float">
            <text:p>0.18375</text:p>
          </table:table-cell>
          <table:table-cell/>
          <table:table-cell table:formula="of:=MAX([.B102:.F102])" office:value-type="float" office:value="0.18375" calcext:value-type="float">
            <text:p>0.183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-0.03*([.$A103]-[.B$3])*([.$A103]-[.C$3])" office:value-type="float" office:value="-69.03" calcext:value-type="float">
            <text:p>-69.03</text:p>
          </table:table-cell>
          <table:table-cell table:formula="of:=-0.03*([.$A103]-[.C$3])*([.$A103]-[.D$3])" office:value-type="float" office:value="-28.08" calcext:value-type="float">
            <text:p>-28.08</text:p>
          </table:table-cell>
          <table:table-cell table:formula="of:=-0.03*([.$A103]-[.D$3])*([.$A103]-[.E$3])" office:value-type="float" office:value="-9" calcext:value-type="float">
            <text:p>-9</text:p>
          </table:table-cell>
          <table:table-cell table:formula="of:=-0.03*([.$A103]-[.E$3])*([.$A103]-[.F$3])" office:value-type="float" office:value="-1.5234375" calcext:value-type="float">
            <text:p>-1.5234375</text:p>
          </table:table-cell>
          <table:table-cell table:formula="of:=-0.03*([.$A103]-[.F$3])*([.$A103]-[.G$3])" office:value-type="float" office:value="0.121875" calcext:value-type="float">
            <text:p>0.121875</text:p>
          </table:table-cell>
          <table:table-cell/>
          <table:table-cell table:formula="of:=MAX([.B103:.F103])" office:value-type="float" office:value="0.121875" calcext:value-type="float">
            <text:p>0.121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0.03*([.$A104]-[.B$3])*([.$A104]-[.C$3])" office:value-type="float" office:value="-72" calcext:value-type="float">
            <text:p>-72</text:p>
          </table:table-cell>
          <table:table-cell table:formula="of:=-0.03*([.$A104]-[.C$3])*([.$A104]-[.D$3])" office:value-type="float" office:value="-30" calcext:value-type="float">
            <text:p>-30</text:p>
          </table:table-cell>
          <table:table-cell table:formula="of:=-0.03*([.$A104]-[.D$3])*([.$A104]-[.E$3])" office:value-type="float" office:value="-10.125" calcext:value-type="float">
            <text:p>-10.125</text:p>
          </table:table-cell>
          <table:table-cell table:formula="of:=-0.03*([.$A104]-[.E$3])*([.$A104]-[.F$3])" office:value-type="float" office:value="-2.0503125" calcext:value-type="float">
            <text:p>-2.0503125</text:p>
          </table:table-cell>
          <table:table-cell table:formula="of:=-0.03*([.$A104]-[.F$3])*([.$A104]-[.G$3])" office:value-type="float" office:value="-0" calcext:value-type="float">
            <text:p>0</text:p>
          </table:table-cell>
          <table:table-cell/>
          <table:table-cell table:formula="of:=MAX([.B104:.F104])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8:42:31.283343711</meta:creation-date>
    <dc:date>2018-06-23T18:59:00.514518009</dc:date>
    <meta:editing-duration>PT6M19S</meta:editing-duration>
    <meta:editing-cycles>1</meta:editing-cycles>
    <meta:document-statistic meta:table-count="1" meta:cell-count="714" meta:object-count="0"/>
    <meta:generator>LibreOffice/5.1.6.2$Linux_X86_64 LibreOffice_project/10m0$Build-2</meta:generator>
  </office:meta>
</office:document-meta>
</file>